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2016.11.07 13:38</text:p>
          </table:table-cell>
          <table:table-cell table:number-columns-repeated="8"/>
        </table:table-row>
        <table:table-row table:style-name="ro1">
          <table:table-cell office:value-type="string">
            <text:p>no.</text:p>
          </table:table-cell>
          <table:table-cell office:value-type="string">
            <text:p>time</text:p>
          </table:table-cell>
          <table:table-cell office:value-type="string">
            <text:p>high</text:p>
          </table:table-cell>
          <table:table-cell office:value-type="string">
            <text:p>BB.+2s</text:p>
          </table:table-cell>
          <table:table-cell/>
          <table:table-cell office:value-type="string">
            <text:p>E4=”+”</text:p>
          </table:table-cell>
          <table:table-cell office:value-type="string">
            <text:p>E3=”-”</text:p>
          </table:table-cell>
          <table:table-cell office:value-type="string">
            <text:p>E5=”-”</text:p>
          </table:table-cell>
          <table:table-cell office:value-type="string">
            <text:p>3 condi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6.11.07 13:38</text:p>
          </table:table-cell>
          <table:table-cell office:value-type="float" office:value="104.48135436">
            <text:p>104.48135436</text:p>
          </table:table-cell>
          <table:table-cell office:value-type="float" office:value="104.292">
            <text:p>104.292</text:p>
          </table:table-cell>
          <table:table-cell table:formula="of:=IF([.C3]&gt;[.D3];&quot;+&quot;;&quot;-&quot;)" office:value-type="string" office:string-value="+">
            <text:p>+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6.11.07 12:38</text:p>
          </table:table-cell>
          <table:table-cell office:value-type="float" office:value="104.36637432">
            <text:p>104.36637432</text:p>
          </table:table-cell>
          <table:table-cell office:value-type="float" office:value="104.283">
            <text:p>104.283</text:p>
          </table:table-cell>
          <table:table-cell table:formula="of:=IF([.C4]&gt;[.D4];&quot;+&quot;;&quot;-&quot;)" office:value-type="string" office:string-value="+">
            <text:p>+</text:p>
          </table:table-cell>
          <table:table-cell table:formula="of:=IF([.E4]=&quot;+&quot;;1;0)" office:value-type="float" office:value="1">
            <text:p>1</text:p>
          </table:table-cell>
          <table:table-cell table:formula="of:=IF([.E3]=&quot;-&quot;;1;0)" office:value-type="float" office:value="0">
            <text:p>0</text:p>
          </table:table-cell>
          <table:table-cell table:formula="of:=IF([.E5]=&quot;-&quot;;1;0)" office:value-type="float" office:value="1">
            <text:p>1</text:p>
          </table:table-cell>
          <table:table-cell table:formula="of:=[.F4]*[.G4]*[.H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6.11.07 11:38</text:p>
          </table:table-cell>
          <table:table-cell office:value-type="float" office:value="104.22698389">
            <text:p>104.22698389</text:p>
          </table:table-cell>
          <table:table-cell office:value-type="float" office:value="104.288">
            <text:p>104.288</text:p>
          </table:table-cell>
          <table:table-cell table:formula="of:=IF([.C5]&gt;[.D5];&quot;+&quot;;&quot;-&quot;)" office:value-type="string" office:string-value="-">
            <text:p>-</text:p>
          </table:table-cell>
          <table:table-cell table:formula="of:=IF([.E5]=&quot;+&quot;;1;0)" office:value-type="float" office:value="0">
            <text:p>0</text:p>
          </table:table-cell>
          <table:table-cell table:formula="of:=IF([.E4]=&quot;-&quot;;1;0)" office:value-type="float" office:value="0">
            <text:p>0</text:p>
          </table:table-cell>
          <table:table-cell table:formula="of:=IF([.E6]=&quot;-&quot;;1;0)" office:value-type="float" office:value="1">
            <text:p>1</text:p>
          </table:table-cell>
          <table:table-cell table:formula="of:=[.F5]*[.G5]*[.H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6.11.07 10:38</text:p>
          </table:table-cell>
          <table:table-cell office:value-type="float" office:value="104.06406996">
            <text:p>104.06406996</text:p>
          </table:table-cell>
          <table:table-cell office:value-type="float" office:value="104.145">
            <text:p>104.145</text:p>
          </table:table-cell>
          <table:table-cell table:formula="of:=IF([.C6]&gt;[.D6];&quot;+&quot;;&quot;-&quot;)" office:value-type="string" office:string-value="-">
            <text:p>-</text:p>
          </table:table-cell>
          <table:table-cell table:formula="of:=IF([.E6]=&quot;+&quot;;1;0)" office:value-type="float" office:value="0">
            <text:p>0</text:p>
          </table:table-cell>
          <table:table-cell table:formula="of:=IF([.E5]=&quot;-&quot;;1;0)" office:value-type="float" office:value="1">
            <text:p>1</text:p>
          </table:table-cell>
          <table:table-cell table:formula="of:=IF([.E7]=&quot;-&quot;;1;0)" office:value-type="float" office:value="1">
            <text:p>1</text:p>
          </table:table-cell>
          <table:table-cell table:formula="of:=[.F6]*[.G6]*[.H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6.11.07 09:38</text:p>
          </table:table-cell>
          <table:table-cell office:value-type="float" office:value="103.91037298">
            <text:p>103.91037298</text:p>
          </table:table-cell>
          <table:table-cell office:value-type="float" office:value="104.205">
            <text:p>104.205</text:p>
          </table:table-cell>
          <table:table-cell table:formula="of:=IF([.C7]&gt;[.D7];&quot;+&quot;;&quot;-&quot;)" office:value-type="string" office:string-value="-">
            <text:p>-</text:p>
          </table:table-cell>
          <table:table-cell table:formula="of:=IF([.E7]=&quot;+&quot;;1;0)" office:value-type="float" office:value="0">
            <text:p>0</text:p>
          </table:table-cell>
          <table:table-cell table:formula="of:=IF([.E6]=&quot;-&quot;;1;0)" office:value-type="float" office:value="1">
            <text:p>1</text:p>
          </table:table-cell>
          <table:table-cell table:formula="of:=IF([.E8]=&quot;-&quot;;1;0)" office:value-type="float" office:value="1">
            <text:p>1</text:p>
          </table:table-cell>
          <table:table-cell table:formula="of:=[.F7]*[.G7]*[.H7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6.11.07 08:38</text:p>
          </table:table-cell>
          <table:table-cell office:value-type="float" office:value="103.77832269">
            <text:p>103.77832269</text:p>
          </table:table-cell>
          <table:table-cell office:value-type="float" office:value="104.484">
            <text:p>104.484</text:p>
          </table:table-cell>
          <table:table-cell table:formula="of:=IF([.C8]&gt;[.D8];&quot;+&quot;;&quot;-&quot;)" office:value-type="string" office:string-value="-">
            <text:p>-</text:p>
          </table:table-cell>
          <table:table-cell table:formula="of:=IF([.E8]=&quot;+&quot;;1;0)" office:value-type="float" office:value="0">
            <text:p>0</text:p>
          </table:table-cell>
          <table:table-cell table:formula="of:=IF([.E7]=&quot;-&quot;;1;0)" office:value-type="float" office:value="1">
            <text:p>1</text:p>
          </table:table-cell>
          <table:table-cell table:formula="of:=IF([.E9]=&quot;-&quot;;1;0)" office:value-type="float" office:value="1">
            <text:p>1</text:p>
          </table:table-cell>
          <table:table-cell table:formula="of:=[.F8]*[.G8]*[.H8]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6.11.07 07:38</text:p>
          </table:table-cell>
          <table:table-cell office:value-type="float" office:value="103.52165098">
            <text:p>103.52165098</text:p>
          </table:table-cell>
          <table:table-cell office:value-type="float" office:value="103.978">
            <text:p>103.978</text:p>
          </table:table-cell>
          <table:table-cell table:formula="of:=IF([.C9]&gt;[.D9];&quot;+&quot;;&quot;-&quot;)" office:value-type="string" office:string-value="-">
            <text:p>-</text:p>
          </table:table-cell>
          <table:table-cell table:formula="of:=IF([.E9]=&quot;+&quot;;1;0)" office:value-type="float" office:value="0">
            <text:p>0</text:p>
          </table:table-cell>
          <table:table-cell table:formula="of:=IF([.E8]=&quot;-&quot;;1;0)" office:value-type="float" office:value="1">
            <text:p>1</text:p>
          </table:table-cell>
          <table:table-cell table:formula="of:=IF([.E10]=&quot;-&quot;;1;0)" office:value-type="float" office:value="0">
            <text:p>0</text:p>
          </table:table-cell>
          <table:table-cell table:formula="of:=[.F9]*[.G9]*[.H9]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6.11.07 06:38</text:p>
          </table:table-cell>
          <table:table-cell office:value-type="float" office:value="103.29805971">
            <text:p>103.29805971</text:p>
          </table:table-cell>
          <table:table-cell office:value-type="float" office:value="103.1">
            <text:p>103.1</text:p>
          </table:table-cell>
          <table:table-cell table:formula="of:=IF([.C10]&gt;[.D10];&quot;+&quot;;&quot;-&quot;)" office:value-type="string" office:string-value="+">
            <text:p>+</text:p>
          </table:table-cell>
          <table:table-cell table:formula="of:=IF([.E10]=&quot;+&quot;;1;0)" office:value-type="float" office:value="1">
            <text:p>1</text:p>
          </table:table-cell>
          <table:table-cell table:formula="of:=IF([.E9]=&quot;-&quot;;1;0)" office:value-type="float" office:value="1">
            <text:p>1</text:p>
          </table:table-cell>
          <table:table-cell table:formula="of:=IF([.E11]=&quot;-&quot;;1;0)" office:value-type="float" office:value="0">
            <text:p>0</text:p>
          </table:table-cell>
          <table:table-cell table:formula="of:=[.F10]*[.G10]*[.H10]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6.11.07 05:38</text:p>
          </table:table-cell>
          <table:table-cell office:value-type="float" office:value="103.29901802">
            <text:p>103.29901802</text:p>
          </table:table-cell>
          <table:table-cell office:value-type="float" office:value="103.143">
            <text:p>103.143</text:p>
          </table:table-cell>
          <table:table-cell table:formula="of:=IF([.C11]&gt;[.D11];&quot;+&quot;;&quot;-&quot;)" office:value-type="string" office:string-value="+">
            <text:p>+</text:p>
          </table:table-cell>
          <table:table-cell table:formula="of:=IF([.E11]=&quot;+&quot;;1;0)" office:value-type="float" office:value="1">
            <text:p>1</text:p>
          </table:table-cell>
          <table:table-cell table:formula="of:=IF([.E10]=&quot;-&quot;;1;0)" office:value-type="float" office:value="0">
            <text:p>0</text:p>
          </table:table-cell>
          <table:table-cell table:formula="of:=IF([.E12]=&quot;-&quot;;1;0)" office:value-type="float" office:value="0">
            <text:p>0</text:p>
          </table:table-cell>
          <table:table-cell table:formula="of:=[.F11]*[.G11]*[.H11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6.11.07 04:38</text:p>
          </table:table-cell>
          <table:table-cell office:value-type="float" office:value="103.2999436">
            <text:p>103.2999436</text:p>
          </table:table-cell>
          <table:table-cell office:value-type="float" office:value="103.198">
            <text:p>103.198</text:p>
          </table:table-cell>
          <table:table-cell table:formula="of:=IF([.C12]&gt;[.D12];&quot;+&quot;;&quot;-&quot;)" office:value-type="string" office:string-value="+">
            <text:p>+</text:p>
          </table:table-cell>
          <table:table-cell table:formula="of:=IF([.E12]=&quot;+&quot;;1;0)" office:value-type="float" office:value="1">
            <text:p>1</text:p>
          </table:table-cell>
          <table:table-cell table:formula="of:=IF([.E11]=&quot;-&quot;;1;0)" office:value-type="float" office:value="0">
            <text:p>0</text:p>
          </table:table-cell>
          <table:table-cell table:formula="of:=IF([.E13]=&quot;-&quot;;1;0)" office:value-type="float" office:value="0">
            <text:p>0</text:p>
          </table:table-cell>
          <table:table-cell table:formula="of:=[.F12]*[.G12]*[.H12]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6.11.07 03:38</text:p>
          </table:table-cell>
          <table:table-cell office:value-type="float" office:value="103.29576917">
            <text:p>103.29576917</text:p>
          </table:table-cell>
          <table:table-cell office:value-type="float" office:value="103.201">
            <text:p>103.201</text:p>
          </table:table-cell>
          <table:table-cell table:formula="of:=IF([.C13]&gt;[.D13];&quot;+&quot;;&quot;-&quot;)" office:value-type="string" office:string-value="+">
            <text:p>+</text:p>
          </table:table-cell>
          <table:table-cell table:formula="of:=IF([.E13]=&quot;+&quot;;1;0)" office:value-type="float" office:value="1">
            <text:p>1</text:p>
          </table:table-cell>
          <table:table-cell table:formula="of:=IF([.E12]=&quot;-&quot;;1;0)" office:value-type="float" office:value="0">
            <text:p>0</text:p>
          </table:table-cell>
          <table:table-cell table:formula="of:=IF([.E14]=&quot;-&quot;;1;0)" office:value-type="float" office:value="0">
            <text:p>0</text:p>
          </table:table-cell>
          <table:table-cell table:formula="of:=[.F13]*[.G13]*[.H13]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6.11.07 02:38</text:p>
          </table:table-cell>
          <table:table-cell office:value-type="float" office:value="103.28149785">
            <text:p>103.28149785</text:p>
          </table:table-cell>
          <table:table-cell office:value-type="float" office:value="103.094">
            <text:p>103.094</text:p>
          </table:table-cell>
          <table:table-cell table:formula="of:=IF([.C14]&gt;[.D14];&quot;+&quot;;&quot;-&quot;)" office:value-type="string" office:string-value="+">
            <text:p>+</text:p>
          </table:table-cell>
          <table:table-cell table:formula="of:=IF([.E14]=&quot;+&quot;;1;0)" office:value-type="float" office:value="1">
            <text:p>1</text:p>
          </table:table-cell>
          <table:table-cell table:formula="of:=IF([.E13]=&quot;-&quot;;1;0)" office:value-type="float" office:value="0">
            <text:p>0</text:p>
          </table:table-cell>
          <table:table-cell table:formula="of:=IF([.E15]=&quot;-&quot;;1;0)" office:value-type="float" office:value="0">
            <text:p>0</text:p>
          </table:table-cell>
          <table:table-cell table:formula="of:=[.F14]*[.G14]*[.H14]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6.11.07 01:38</text:p>
          </table:table-cell>
          <table:table-cell office:value-type="float" office:value="103.2799777">
            <text:p>103.2799777</text:p>
          </table:table-cell>
          <table:table-cell office:value-type="float" office:value="103.237">
            <text:p>103.237</text:p>
          </table:table-cell>
          <table:table-cell table:formula="of:=IF([.C15]&gt;[.D15];&quot;+&quot;;&quot;-&quot;)" office:value-type="string" office:string-value="+">
            <text:p>+</text:p>
          </table:table-cell>
          <table:table-cell table:formula="of:=IF([.E15]=&quot;+&quot;;1;0)" office:value-type="float" office:value="1">
            <text:p>1</text:p>
          </table:table-cell>
          <table:table-cell table:formula="of:=IF([.E14]=&quot;-&quot;;1;0)" office:value-type="float" office:value="0">
            <text:p>0</text:p>
          </table:table-cell>
          <table:table-cell table:formula="of:=IF([.E16]=&quot;-&quot;;1;0)" office:value-type="float" office:value="0">
            <text:p>0</text:p>
          </table:table-cell>
          <table:table-cell table:formula="of:=[.F15]*[.G15]*[.H15]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6.11.07 00:38</text:p>
          </table:table-cell>
          <table:table-cell office:value-type="float" office:value="103.28131931">
            <text:p>103.28131931</text:p>
          </table:table-cell>
          <table:table-cell office:value-type="float" office:value="103.195">
            <text:p>103.195</text:p>
          </table:table-cell>
          <table:table-cell table:formula="of:=IF([.C16]&gt;[.D16];&quot;+&quot;;&quot;-&quot;)" office:value-type="string" office:string-value="+">
            <text:p>+</text:p>
          </table:table-cell>
          <table:table-cell table:formula="of:=IF([.E16]=&quot;+&quot;;1;0)" office:value-type="float" office:value="1">
            <text:p>1</text:p>
          </table:table-cell>
          <table:table-cell table:formula="of:=IF([.E15]=&quot;-&quot;;1;0)" office:value-type="float" office:value="0">
            <text:p>0</text:p>
          </table:table-cell>
          <table:table-cell table:formula="of:=IF([.E17]=&quot;-&quot;;1;0)" office:value-type="float" office:value="0">
            <text:p>0</text:p>
          </table:table-cell>
          <table:table-cell table:formula="of:=[.F16]*[.G16]*[.H16]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6.11.06 23:38</text:p>
          </table:table-cell>
          <table:table-cell office:value-type="float" office:value="103.26853066">
            <text:p>103.26853066</text:p>
          </table:table-cell>
          <table:table-cell office:value-type="float" office:value="103.104">
            <text:p>103.104</text:p>
          </table:table-cell>
          <table:table-cell table:formula="of:=IF([.C17]&gt;[.D17];&quot;+&quot;;&quot;-&quot;)" office:value-type="string" office:string-value="+">
            <text:p>+</text:p>
          </table:table-cell>
          <table:table-cell table:formula="of:=IF([.E17]=&quot;+&quot;;1;0)" office:value-type="float" office:value="1">
            <text:p>1</text:p>
          </table:table-cell>
          <table:table-cell table:formula="of:=IF([.E16]=&quot;-&quot;;1;0)" office:value-type="float" office:value="0">
            <text:p>0</text:p>
          </table:table-cell>
          <table:table-cell table:formula="of:=IF([.E18]=&quot;-&quot;;1;0)" office:value-type="float" office:value="1">
            <text:p>1</text:p>
          </table:table-cell>
          <table:table-cell table:formula="of:=[.F17]*[.G17]*[.H17]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6.11.06 22:38</text:p>
          </table:table-cell>
          <table:table-cell office:value-type="float" office:value="103.26562343">
            <text:p>103.26562343</text:p>
          </table:table-cell>
          <table:table-cell office:value-type="float" office:value="103.285">
            <text:p>103.285</text:p>
          </table:table-cell>
          <table:table-cell table:formula="of:=IF([.C18]&gt;[.D18];&quot;+&quot;;&quot;-&quot;)" office:value-type="string" office:string-value="-">
            <text:p>-</text:p>
          </table:table-cell>
          <table:table-cell table:formula="of:=IF([.E18]=&quot;+&quot;;1;0)" office:value-type="float" office:value="0">
            <text:p>0</text:p>
          </table:table-cell>
          <table:table-cell table:formula="of:=IF([.E17]=&quot;-&quot;;1;0)" office:value-type="float" office:value="0">
            <text:p>0</text:p>
          </table:table-cell>
          <table:table-cell table:formula="of:=IF([.E19]=&quot;-&quot;;1;0)" office:value-type="float" office:value="0">
            <text:p>0</text:p>
          </table:table-cell>
          <table:table-cell table:formula="of:=[.F18]*[.G18]*[.H18]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6.11.06 21:38</text:p>
          </table:table-cell>
          <table:table-cell office:value-type="float" office:value="103.26810167">
            <text:p>103.26810167</text:p>
          </table:table-cell>
          <table:table-cell office:value-type="float" office:value="102.976">
            <text:p>102.976</text:p>
          </table:table-cell>
          <table:table-cell table:formula="of:=IF([.C19]&gt;[.D19];&quot;+&quot;;&quot;-&quot;)" office:value-type="string" office:string-value="+">
            <text:p>+</text:p>
          </table:table-cell>
          <table:table-cell table:formula="of:=IF([.E19]=&quot;+&quot;;1;0)" office:value-type="float" office:value="1">
            <text:p>1</text:p>
          </table:table-cell>
          <table:table-cell table:formula="of:=IF([.E18]=&quot;-&quot;;1;0)" office:value-type="float" office:value="1">
            <text:p>1</text:p>
          </table:table-cell>
          <table:table-cell table:formula="of:=IF([.E20]=&quot;-&quot;;1;0)" office:value-type="float" office:value="0">
            <text:p>0</text:p>
          </table:table-cell>
          <table:table-cell table:formula="of:=[.F19]*[.G19]*[.H19]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6.11.06 20:38</text:p>
          </table:table-cell>
          <table:table-cell office:value-type="float" office:value="103.27906785">
            <text:p>103.27906785</text:p>
          </table:table-cell>
          <table:table-cell office:value-type="float" office:value="103.021">
            <text:p>103.021</text:p>
          </table:table-cell>
          <table:table-cell table:formula="of:=IF([.C20]&gt;[.D20];&quot;+&quot;;&quot;-&quot;)" office:value-type="string" office:string-value="+">
            <text:p>+</text:p>
          </table:table-cell>
          <table:table-cell table:formula="of:=IF([.E20]=&quot;+&quot;;1;0)" office:value-type="float" office:value="1">
            <text:p>1</text:p>
          </table:table-cell>
          <table:table-cell table:formula="of:=IF([.E19]=&quot;-&quot;;1;0)" office:value-type="float" office:value="0">
            <text:p>0</text:p>
          </table:table-cell>
          <table:table-cell table:formula="of:=IF([.E21]=&quot;-&quot;;1;0)" office:value-type="float" office:value="0">
            <text:p>0</text:p>
          </table:table-cell>
          <table:table-cell table:formula="of:=[.F20]*[.G20]*[.H20]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6.11.06 19:38</text:p>
          </table:table-cell>
          <table:table-cell office:value-type="float" office:value="103.2805208">
            <text:p>103.2805208</text:p>
          </table:table-cell>
          <table:table-cell office:value-type="float" office:value="103.052">
            <text:p>103.052</text:p>
          </table:table-cell>
          <table:table-cell table:formula="of:=IF([.C21]&gt;[.D21];&quot;+&quot;;&quot;-&quot;)" office:value-type="string" office:string-value="+">
            <text:p>+</text:p>
          </table:table-cell>
          <table:table-cell table:formula="of:=IF([.E21]=&quot;+&quot;;1;0)" office:value-type="float" office:value="1">
            <text:p>1</text:p>
          </table:table-cell>
          <table:table-cell table:formula="of:=IF([.E20]=&quot;-&quot;;1;0)" office:value-type="float" office:value="0">
            <text:p>0</text:p>
          </table:table-cell>
          <table:table-cell table:formula="of:=IF([.E22]=&quot;-&quot;;1;0)" office:value-type="float" office:value="0">
            <text:p>0</text:p>
          </table:table-cell>
          <table:table-cell table:formula="of:=[.F21]*[.G21]*[.H21]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6.11.06 18:38</text:p>
          </table:table-cell>
          <table:table-cell office:value-type="float" office:value="103.30723661">
            <text:p>103.30723661</text:p>
          </table:table-cell>
          <table:table-cell office:value-type="float" office:value="103.246">
            <text:p>103.246</text:p>
          </table:table-cell>
          <table:table-cell table:formula="of:=IF([.C22]&gt;[.D22];&quot;+&quot;;&quot;-&quot;)" office:value-type="string" office:string-value="+">
            <text:p>+</text:p>
          </table:table-cell>
          <table:table-cell table:formula="of:=IF([.E22]=&quot;+&quot;;1;0)" office:value-type="float" office:value="1">
            <text:p>1</text:p>
          </table:table-cell>
          <table:table-cell table:formula="of:=IF([.E21]=&quot;-&quot;;1;0)" office:value-type="float" office:value="0">
            <text:p>0</text:p>
          </table:table-cell>
          <table:table-cell table:formula="of:=IF([.E23]=&quot;-&quot;;1;0)" office:value-type="float" office:value="1">
            <text:p>1</text:p>
          </table:table-cell>
          <table:table-cell table:formula="of:=[.F22]*[.G22]*[.H22]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6.11.06 17:38</text:p>
          </table:table-cell>
          <table:table-cell office:value-type="float" office:value="103.32393363">
            <text:p>103.32393363</text:p>
          </table:table-cell>
          <table:table-cell office:value-type="float" office:value="103.353">
            <text:p>103.353</text:p>
          </table:table-cell>
          <table:table-cell table:formula="of:=IF([.C23]&gt;[.D23];&quot;+&quot;;&quot;-&quot;)" office:value-type="string" office:string-value="-">
            <text:p>-</text:p>
          </table:table-cell>
          <table:table-cell table:formula="of:=IF([.E23]=&quot;+&quot;;1;0)" office:value-type="float" office:value="0">
            <text:p>0</text:p>
          </table:table-cell>
          <table:table-cell table:formula="of:=IF([.E22]=&quot;-&quot;;1;0)" office:value-type="float" office:value="0">
            <text:p>0</text:p>
          </table:table-cell>
          <table:table-cell table:formula="of:=IF([.E24]=&quot;-&quot;;1;0)" office:value-type="float" office:value="1">
            <text:p>1</text:p>
          </table:table-cell>
          <table:table-cell table:formula="of:=[.F23]*[.G23]*[.H23]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6.11.06 16:38</text:p>
          </table:table-cell>
          <table:table-cell office:value-type="float" office:value="103.31369218">
            <text:p>103.31369218</text:p>
          </table:table-cell>
          <table:table-cell office:value-type="float" office:value="103.352">
            <text:p>103.352</text:p>
          </table:table-cell>
          <table:table-cell table:formula="of:=IF([.C24]&gt;[.D24];&quot;+&quot;;&quot;-&quot;)" office:value-type="string" office:string-value="-">
            <text:p>-</text:p>
          </table:table-cell>
          <table:table-cell table:formula="of:=IF([.E24]=&quot;+&quot;;1;0)" office:value-type="float" office:value="0">
            <text:p>0</text:p>
          </table:table-cell>
          <table:table-cell table:formula="of:=IF([.E23]=&quot;-&quot;;1;0)" office:value-type="float" office:value="1">
            <text:p>1</text:p>
          </table:table-cell>
          <table:table-cell table:formula="of:=IF([.E25]=&quot;-&quot;;1;0)" office:value-type="float" office:value="1">
            <text:p>1</text:p>
          </table:table-cell>
          <table:table-cell table:formula="of:=[.F24]*[.G24]*[.H24]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6.11.06 15:38</text:p>
          </table:table-cell>
          <table:table-cell office:value-type="float" office:value="103.26596891">
            <text:p>103.26596891</text:p>
          </table:table-cell>
          <table:table-cell office:value-type="float" office:value="103.273">
            <text:p>103.273</text:p>
          </table:table-cell>
          <table:table-cell table:formula="of:=IF([.C25]&gt;[.D25];&quot;+&quot;;&quot;-&quot;)" office:value-type="string" office:string-value="-">
            <text:p>-</text:p>
          </table:table-cell>
          <table:table-cell table:formula="of:=IF([.E25]=&quot;+&quot;;1;0)" office:value-type="float" office:value="0">
            <text:p>0</text:p>
          </table:table-cell>
          <table:table-cell table:formula="of:=IF([.E24]=&quot;-&quot;;1;0)" office:value-type="float" office:value="1">
            <text:p>1</text:p>
          </table:table-cell>
          <table:table-cell table:formula="of:=IF([.E26]=&quot;-&quot;;1;0)" office:value-type="float" office:value="0">
            <text:p>0</text:p>
          </table:table-cell>
          <table:table-cell table:formula="of:=[.F25]*[.G25]*[.H25]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6.11.06 14:38</text:p>
          </table:table-cell>
          <table:table-cell office:value-type="float" office:value="103.23790452">
            <text:p>103.23790452</text:p>
          </table:table-cell>
          <table:table-cell office:value-type="float" office:value="103.091">
            <text:p>103.091</text:p>
          </table:table-cell>
          <table:table-cell table:formula="of:=IF([.C26]&gt;[.D26];&quot;+&quot;;&quot;-&quot;)" office:value-type="string" office:string-value="+">
            <text:p>+</text:p>
          </table:table-cell>
          <table:table-cell table:formula="of:=IF([.E26]=&quot;+&quot;;1;0)" office:value-type="float" office:value="1">
            <text:p>1</text:p>
          </table:table-cell>
          <table:table-cell table:formula="of:=IF([.E25]=&quot;-&quot;;1;0)" office:value-type="float" office:value="1">
            <text:p>1</text:p>
          </table:table-cell>
          <table:table-cell table:formula="of:=IF([.E27]=&quot;-&quot;;1;0)" office:value-type="float" office:value="0">
            <text:p>0</text:p>
          </table:table-cell>
          <table:table-cell table:formula="of:=[.F26]*[.G26]*[.H26]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6.11.06 13:38</text:p>
          </table:table-cell>
          <table:table-cell office:value-type="float" office:value="103.23762946">
            <text:p>103.23762946</text:p>
          </table:table-cell>
          <table:table-cell office:value-type="float" office:value="103.101">
            <text:p>103.101</text:p>
          </table:table-cell>
          <table:table-cell table:formula="of:=IF([.C27]&gt;[.D27];&quot;+&quot;;&quot;-&quot;)" office:value-type="string" office:string-value="+">
            <text:p>+</text:p>
          </table:table-cell>
          <table:table-cell table:formula="of:=IF([.E27]=&quot;+&quot;;1;0)" office:value-type="float" office:value="1">
            <text:p>1</text:p>
          </table:table-cell>
          <table:table-cell table:formula="of:=IF([.E26]=&quot;-&quot;;1;0)" office:value-type="float" office:value="0">
            <text:p>0</text:p>
          </table:table-cell>
          <table:table-cell table:formula="of:=IF([.E28]=&quot;-&quot;;1;0)" office:value-type="float" office:value="0">
            <text:p>0</text:p>
          </table:table-cell>
          <table:table-cell table:formula="of:=[.F27]*[.G27]*[.H27]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6.11.06 12:38</text:p>
          </table:table-cell>
          <table:table-cell office:value-type="float" office:value="103.27710114">
            <text:p>103.27710114</text:p>
          </table:table-cell>
          <table:table-cell office:value-type="float" office:value="103.135">
            <text:p>103.135</text:p>
          </table:table-cell>
          <table:table-cell table:formula="of:=IF([.C28]&gt;[.D28];&quot;+&quot;;&quot;-&quot;)" office:value-type="string" office:string-value="+">
            <text:p>+</text:p>
          </table:table-cell>
          <table:table-cell table:formula="of:=IF([.E28]=&quot;+&quot;;1;0)" office:value-type="float" office:value="1">
            <text:p>1</text:p>
          </table:table-cell>
          <table:table-cell table:formula="of:=IF([.E27]=&quot;-&quot;;1;0)" office:value-type="float" office:value="0">
            <text:p>0</text:p>
          </table:table-cell>
          <table:table-cell table:formula="of:=IF([.E29]=&quot;-&quot;;1;0)" office:value-type="float" office:value="0">
            <text:p>0</text:p>
          </table:table-cell>
          <table:table-cell table:formula="of:=[.F28]*[.G28]*[.H28]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6.11.06 11:38</text:p>
          </table:table-cell>
          <table:table-cell office:value-type="float" office:value="103.28327123">
            <text:p>103.28327123</text:p>
          </table:table-cell>
          <table:table-cell office:value-type="float" office:value="103.095">
            <text:p>103.095</text:p>
          </table:table-cell>
          <table:table-cell table:formula="of:=IF([.C29]&gt;[.D29];&quot;+&quot;;&quot;-&quot;)" office:value-type="string" office:string-value="+">
            <text:p>+</text:p>
          </table:table-cell>
          <table:table-cell table:formula="of:=IF([.E29]=&quot;+&quot;;1;0)" office:value-type="float" office:value="1">
            <text:p>1</text:p>
          </table:table-cell>
          <table:table-cell table:formula="of:=IF([.E28]=&quot;-&quot;;1;0)" office:value-type="float" office:value="0">
            <text:p>0</text:p>
          </table:table-cell>
          <table:table-cell table:formula="of:=IF([.E30]=&quot;-&quot;;1;0)" office:value-type="float" office:value="0">
            <text:p>0</text:p>
          </table:table-cell>
          <table:table-cell table:formula="of:=[.F29]*[.G29]*[.H29]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6.11.06 10:38</text:p>
          </table:table-cell>
          <table:table-cell office:value-type="float" office:value="103.28012638">
            <text:p>103.28012638</text:p>
          </table:table-cell>
          <table:table-cell office:value-type="float" office:value="103.201">
            <text:p>103.201</text:p>
          </table:table-cell>
          <table:table-cell table:formula="of:=IF([.C30]&gt;[.D30];&quot;+&quot;;&quot;-&quot;)" office:value-type="string" office:string-value="+">
            <text:p>+</text:p>
          </table:table-cell>
          <table:table-cell table:formula="of:=IF([.E30]=&quot;+&quot;;1;0)" office:value-type="float" office:value="1">
            <text:p>1</text:p>
          </table:table-cell>
          <table:table-cell table:formula="of:=IF([.E29]=&quot;-&quot;;1;0)" office:value-type="float" office:value="0">
            <text:p>0</text:p>
          </table:table-cell>
          <table:table-cell table:formula="of:=IF([.E31]=&quot;-&quot;;1;0)" office:value-type="float" office:value="0">
            <text:p>0</text:p>
          </table:table-cell>
          <table:table-cell table:formula="of:=[.F30]*[.G30]*[.H30]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6.11.06 09:38</text:p>
          </table:table-cell>
          <table:table-cell office:value-type="float" office:value="103.28780927">
            <text:p>103.28780927</text:p>
          </table:table-cell>
          <table:table-cell office:value-type="float" office:value="103.067">
            <text:p>103.067</text:p>
          </table:table-cell>
          <table:table-cell table:formula="of:=IF([.C31]&gt;[.D31];&quot;+&quot;;&quot;-&quot;)" office:value-type="string" office:string-value="+">
            <text:p>+</text:p>
          </table:table-cell>
          <table:table-cell table:formula="of:=IF([.E31]=&quot;+&quot;;1;0)" office:value-type="float" office:value="1">
            <text:p>1</text:p>
          </table:table-cell>
          <table:table-cell table:formula="of:=IF([.E30]=&quot;-&quot;;1;0)" office:value-type="float" office:value="0">
            <text:p>0</text:p>
          </table:table-cell>
          <table:table-cell table:formula="of:=IF([.E32]=&quot;-&quot;;1;0)" office:value-type="float" office:value="0">
            <text:p>0</text:p>
          </table:table-cell>
          <table:table-cell table:formula="of:=[.F31]*[.G31]*[.H31]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6.11.06 08:38</text:p>
          </table:table-cell>
          <table:table-cell office:value-type="float" office:value="103.30156064">
            <text:p>103.30156064</text:p>
          </table:table-cell>
          <table:table-cell office:value-type="float" office:value="102.989">
            <text:p>102.989</text:p>
          </table:table-cell>
          <table:table-cell table:formula="of:=IF([.C32]&gt;[.D32];&quot;+&quot;;&quot;-&quot;)" office:value-type="string" office:string-value="+">
            <text:p>+</text:p>
          </table:table-cell>
          <table:table-cell table:formula="of:=IF([.E32]=&quot;+&quot;;1;0)" office:value-type="float" office:value="1">
            <text:p>1</text:p>
          </table:table-cell>
          <table:table-cell table:formula="of:=IF([.E31]=&quot;-&quot;;1;0)" office:value-type="float" office:value="0">
            <text:p>0</text:p>
          </table:table-cell>
          <table:table-cell table:formula="of:=IF([.E33]=&quot;-&quot;;1;0)" office:value-type="float" office:value="0">
            <text:p>0</text:p>
          </table:table-cell>
          <table:table-cell table:formula="of:=[.F32]*[.G32]*[.H32]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6.11.06 07:38</text:p>
          </table:table-cell>
          <table:table-cell office:value-type="float" office:value="103.30081598">
            <text:p>103.30081598</text:p>
          </table:table-cell>
          <table:table-cell office:value-type="float" office:value="102.987">
            <text:p>102.987</text:p>
          </table:table-cell>
          <table:table-cell table:formula="of:=IF([.C33]&gt;[.D33];&quot;+&quot;;&quot;-&quot;)" office:value-type="string" office:string-value="+">
            <text:p>+</text:p>
          </table:table-cell>
          <table:table-cell table:formula="of:=IF([.E33]=&quot;+&quot;;1;0)" office:value-type="float" office:value="1">
            <text:p>1</text:p>
          </table:table-cell>
          <table:table-cell table:formula="of:=IF([.E32]=&quot;-&quot;;1;0)" office:value-type="float" office:value="0">
            <text:p>0</text:p>
          </table:table-cell>
          <table:table-cell table:formula="of:=IF([.E34]=&quot;-&quot;;1;0)" office:value-type="float" office:value="0">
            <text:p>0</text:p>
          </table:table-cell>
          <table:table-cell table:formula="of:=[.F33]*[.G33]*[.H33]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6.11.06 06:38</text:p>
          </table:table-cell>
          <table:table-cell office:value-type="float" office:value="103.32925782">
            <text:p>103.32925782</text:p>
          </table:table-cell>
          <table:table-cell office:value-type="float" office:value="102.981">
            <text:p>102.981</text:p>
          </table:table-cell>
          <table:table-cell table:formula="of:=IF([.C34]&gt;[.D34];&quot;+&quot;;&quot;-&quot;)" office:value-type="string" office:string-value="+">
            <text:p>+</text:p>
          </table:table-cell>
          <table:table-cell table:formula="of:=IF([.E34]=&quot;+&quot;;1;0)" office:value-type="float" office:value="1">
            <text:p>1</text:p>
          </table:table-cell>
          <table:table-cell table:formula="of:=IF([.E33]=&quot;-&quot;;1;0)" office:value-type="float" office:value="0">
            <text:p>0</text:p>
          </table:table-cell>
          <table:table-cell table:formula="of:=IF([.E35]=&quot;-&quot;;1;0)" office:value-type="float" office:value="0">
            <text:p>0</text:p>
          </table:table-cell>
          <table:table-cell table:formula="of:=[.F34]*[.G34]*[.H34]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6.11.06 05:38</text:p>
          </table:table-cell>
          <table:table-cell office:value-type="float" office:value="103.36427676">
            <text:p>103.36427676</text:p>
          </table:table-cell>
          <table:table-cell office:value-type="float" office:value="103.045">
            <text:p>103.045</text:p>
          </table:table-cell>
          <table:table-cell table:formula="of:=IF([.C35]&gt;[.D35];&quot;+&quot;;&quot;-&quot;)" office:value-type="string" office:string-value="+">
            <text:p>+</text:p>
          </table:table-cell>
          <table:table-cell table:formula="of:=IF([.E35]=&quot;+&quot;;1;0)" office:value-type="float" office:value="1">
            <text:p>1</text:p>
          </table:table-cell>
          <table:table-cell table:formula="of:=IF([.E34]=&quot;-&quot;;1;0)" office:value-type="float" office:value="0">
            <text:p>0</text:p>
          </table:table-cell>
          <table:table-cell table:formula="of:=IF([.E36]=&quot;-&quot;;1;0)" office:value-type="float" office:value="0">
            <text:p>0</text:p>
          </table:table-cell>
          <table:table-cell table:formula="of:=[.F35]*[.G35]*[.H35]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6.11.06 04:38</text:p>
          </table:table-cell>
          <table:table-cell office:value-type="float" office:value="103.42467056">
            <text:p>103.42467056</text:p>
          </table:table-cell>
          <table:table-cell office:value-type="float" office:value="103.017">
            <text:p>103.017</text:p>
          </table:table-cell>
          <table:table-cell table:formula="of:=IF([.C36]&gt;[.D36];&quot;+&quot;;&quot;-&quot;)" office:value-type="string" office:string-value="+">
            <text:p>+</text:p>
          </table:table-cell>
          <table:table-cell table:formula="of:=IF([.E36]=&quot;+&quot;;1;0)" office:value-type="float" office:value="1">
            <text:p>1</text:p>
          </table:table-cell>
          <table:table-cell table:formula="of:=IF([.E35]=&quot;-&quot;;1;0)" office:value-type="float" office:value="0">
            <text:p>0</text:p>
          </table:table-cell>
          <table:table-cell table:formula="of:=IF([.E37]=&quot;-&quot;;1;0)" office:value-type="float" office:value="0">
            <text:p>0</text:p>
          </table:table-cell>
          <table:table-cell table:formula="of:=[.F36]*[.G36]*[.H36]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6.11.06 03:38</text:p>
          </table:table-cell>
          <table:table-cell office:value-type="float" office:value="103.46795056">
            <text:p>103.46795056</text:p>
          </table:table-cell>
          <table:table-cell office:value-type="float" office:value="103.07">
            <text:p>103.07</text:p>
          </table:table-cell>
          <table:table-cell table:formula="of:=IF([.C37]&gt;[.D37];&quot;+&quot;;&quot;-&quot;)" office:value-type="string" office:string-value="+">
            <text:p>+</text:p>
          </table:table-cell>
          <table:table-cell table:formula="of:=IF([.E37]=&quot;+&quot;;1;0)" office:value-type="float" office:value="1">
            <text:p>1</text:p>
          </table:table-cell>
          <table:table-cell table:formula="of:=IF([.E36]=&quot;-&quot;;1;0)" office:value-type="float" office:value="0">
            <text:p>0</text:p>
          </table:table-cell>
          <table:table-cell table:formula="of:=IF([.E38]=&quot;-&quot;;1;0)" office:value-type="float" office:value="0">
            <text:p>0</text:p>
          </table:table-cell>
          <table:table-cell table:formula="of:=[.F37]*[.G37]*[.H37]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6.11.06 02:38</text:p>
          </table:table-cell>
          <table:table-cell office:value-type="float" office:value="103.50500254">
            <text:p>103.50500254</text:p>
          </table:table-cell>
          <table:table-cell office:value-type="float" office:value="103.191">
            <text:p>103.191</text:p>
          </table:table-cell>
          <table:table-cell table:formula="of:=IF([.C38]&gt;[.D38];&quot;+&quot;;&quot;-&quot;)" office:value-type="string" office:string-value="+">
            <text:p>+</text:p>
          </table:table-cell>
          <table:table-cell table:formula="of:=IF([.E38]=&quot;+&quot;;1;0)" office:value-type="float" office:value="1">
            <text:p>1</text:p>
          </table:table-cell>
          <table:table-cell table:formula="of:=IF([.E37]=&quot;-&quot;;1;0)" office:value-type="float" office:value="0">
            <text:p>0</text:p>
          </table:table-cell>
          <table:table-cell table:formula="of:=IF([.E39]=&quot;-&quot;;1;0)" office:value-type="float" office:value="0">
            <text:p>0</text:p>
          </table:table-cell>
          <table:table-cell table:formula="of:=[.F38]*[.G38]*[.H38]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16.11.06 01:38</text:p>
          </table:table-cell>
          <table:table-cell office:value-type="float" office:value="103.53171974">
            <text:p>103.53171974</text:p>
          </table:table-cell>
          <table:table-cell office:value-type="float" office:value="103.233">
            <text:p>103.233</text:p>
          </table:table-cell>
          <table:table-cell table:formula="of:=IF([.C39]&gt;[.D39];&quot;+&quot;;&quot;-&quot;)" office:value-type="string" office:string-value="+">
            <text:p>+</text:p>
          </table:table-cell>
          <table:table-cell table:formula="of:=IF([.E39]=&quot;+&quot;;1;0)" office:value-type="float" office:value="1">
            <text:p>1</text:p>
          </table:table-cell>
          <table:table-cell table:formula="of:=IF([.E38]=&quot;-&quot;;1;0)" office:value-type="float" office:value="0">
            <text:p>0</text:p>
          </table:table-cell>
          <table:table-cell table:formula="of:=IF([.E40]=&quot;-&quot;;1;0)" office:value-type="float" office:value="0">
            <text:p>0</text:p>
          </table:table-cell>
          <table:table-cell table:formula="of:=[.F39]*[.G39]*[.H39]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6.11.06 00:38</text:p>
          </table:table-cell>
          <table:table-cell office:value-type="float" office:value="103.56605382">
            <text:p>103.56605382</text:p>
          </table:table-cell>
          <table:table-cell office:value-type="float" office:value="103.316">
            <text:p>103.316</text:p>
          </table:table-cell>
          <table:table-cell table:formula="of:=IF([.C40]&gt;[.D40];&quot;+&quot;;&quot;-&quot;)" office:value-type="string" office:string-value="+">
            <text:p>+</text:p>
          </table:table-cell>
          <table:table-cell table:formula="of:=IF([.E40]=&quot;+&quot;;1;0)" office:value-type="float" office:value="1">
            <text:p>1</text:p>
          </table:table-cell>
          <table:table-cell table:formula="of:=IF([.E39]=&quot;-&quot;;1;0)" office:value-type="float" office:value="0">
            <text:p>0</text:p>
          </table:table-cell>
          <table:table-cell table:formula="of:=IF([.E41]=&quot;-&quot;;1;0)" office:value-type="float" office:value="0">
            <text:p>0</text:p>
          </table:table-cell>
          <table:table-cell table:formula="of:=[.F40]*[.G40]*[.H40]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6.11.05 23:38</text:p>
          </table:table-cell>
          <table:table-cell office:value-type="float" office:value="103.59143125">
            <text:p>103.59143125</text:p>
          </table:table-cell>
          <table:table-cell office:value-type="float" office:value="103.292">
            <text:p>103.292</text:p>
          </table:table-cell>
          <table:table-cell table:formula="of:=IF([.C41]&gt;[.D41];&quot;+&quot;;&quot;-&quot;)" office:value-type="string" office:string-value="+">
            <text:p>+</text:p>
          </table:table-cell>
          <table:table-cell table:formula="of:=IF([.E41]=&quot;+&quot;;1;0)" office:value-type="float" office:value="1">
            <text:p>1</text:p>
          </table:table-cell>
          <table:table-cell table:formula="of:=IF([.E40]=&quot;-&quot;;1;0)" office:value-type="float" office:value="0">
            <text:p>0</text:p>
          </table:table-cell>
          <table:table-cell table:formula="of:=IF([.E42]=&quot;-&quot;;1;0)" office:value-type="float" office:value="0">
            <text:p>0</text:p>
          </table:table-cell>
          <table:table-cell table:formula="of:=[.F41]*[.G41]*[.H41]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6.11.05 22:38</text:p>
          </table:table-cell>
          <table:table-cell office:value-type="float" office:value="103.59837537">
            <text:p>103.59837537</text:p>
          </table:table-cell>
          <table:table-cell office:value-type="float" office:value="103.264">
            <text:p>103.264</text:p>
          </table:table-cell>
          <table:table-cell table:formula="of:=IF([.C42]&gt;[.D42];&quot;+&quot;;&quot;-&quot;)" office:value-type="string" office:string-value="+">
            <text:p>+</text:p>
          </table:table-cell>
          <table:table-cell table:formula="of:=IF([.E42]=&quot;+&quot;;1;0)" office:value-type="float" office:value="1">
            <text:p>1</text:p>
          </table:table-cell>
          <table:table-cell table:formula="of:=IF([.E41]=&quot;-&quot;;1;0)" office:value-type="float" office:value="0">
            <text:p>0</text:p>
          </table:table-cell>
          <table:table-cell table:formula="of:=IF([.E43]=&quot;-&quot;;1;0)" office:value-type="float" office:value="0">
            <text:p>0</text:p>
          </table:table-cell>
          <table:table-cell table:formula="of:=[.F42]*[.G42]*[.H42]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6.11.05 21:38</text:p>
          </table:table-cell>
          <table:table-cell office:value-type="float" office:value="103.58967693">
            <text:p>103.58967693</text:p>
          </table:table-cell>
          <table:table-cell office:value-type="float" office:value="103.275">
            <text:p>103.275</text:p>
          </table:table-cell>
          <table:table-cell table:formula="of:=IF([.C43]&gt;[.D43];&quot;+&quot;;&quot;-&quot;)" office:value-type="string" office:string-value="+">
            <text:p>+</text:p>
          </table:table-cell>
          <table:table-cell table:formula="of:=IF([.E43]=&quot;+&quot;;1;0)" office:value-type="float" office:value="1">
            <text:p>1</text:p>
          </table:table-cell>
          <table:table-cell table:formula="of:=IF([.E42]=&quot;-&quot;;1;0)" office:value-type="float" office:value="0">
            <text:p>0</text:p>
          </table:table-cell>
          <table:table-cell table:formula="of:=IF([.E44]=&quot;-&quot;;1;0)" office:value-type="float" office:value="0">
            <text:p>0</text:p>
          </table:table-cell>
          <table:table-cell table:formula="of:=[.F43]*[.G43]*[.H43]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16.11.05 20:38</text:p>
          </table:table-cell>
          <table:table-cell office:value-type="float" office:value="103.59402177">
            <text:p>103.59402177</text:p>
          </table:table-cell>
          <table:table-cell office:value-type="float" office:value="103.119">
            <text:p>103.119</text:p>
          </table:table-cell>
          <table:table-cell table:formula="of:=IF([.C44]&gt;[.D44];&quot;+&quot;;&quot;-&quot;)" office:value-type="string" office:string-value="+">
            <text:p>+</text:p>
          </table:table-cell>
          <table:table-cell table:formula="of:=IF([.E44]=&quot;+&quot;;1;0)" office:value-type="float" office:value="1">
            <text:p>1</text:p>
          </table:table-cell>
          <table:table-cell table:formula="of:=IF([.E43]=&quot;-&quot;;1;0)" office:value-type="float" office:value="0">
            <text:p>0</text:p>
          </table:table-cell>
          <table:table-cell table:formula="of:=IF([.E45]=&quot;-&quot;;1;0)" office:value-type="float" office:value="0">
            <text:p>0</text:p>
          </table:table-cell>
          <table:table-cell table:formula="of:=[.F44]*[.G44]*[.H44]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6.11.05 19:38</text:p>
          </table:table-cell>
          <table:table-cell office:value-type="float" office:value="103.6083136">
            <text:p>103.6083136</text:p>
          </table:table-cell>
          <table:table-cell office:value-type="float" office:value="102.957">
            <text:p>102.957</text:p>
          </table:table-cell>
          <table:table-cell table:formula="of:=IF([.C45]&gt;[.D45];&quot;+&quot;;&quot;-&quot;)" office:value-type="string" office:string-value="+">
            <text:p>+</text:p>
          </table:table-cell>
          <table:table-cell table:formula="of:=IF([.E45]=&quot;+&quot;;1;0)" office:value-type="float" office:value="1">
            <text:p>1</text:p>
          </table:table-cell>
          <table:table-cell table:formula="of:=IF([.E44]=&quot;-&quot;;1;0)" office:value-type="float" office:value="0">
            <text:p>0</text:p>
          </table:table-cell>
          <table:table-cell table:formula="of:=IF([.E46]=&quot;-&quot;;1;0)" office:value-type="float" office:value="0">
            <text:p>0</text:p>
          </table:table-cell>
          <table:table-cell table:formula="of:=[.F45]*[.G45]*[.H45]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6.11.05 18:38</text:p>
          </table:table-cell>
          <table:table-cell office:value-type="float" office:value="103.62060932">
            <text:p>103.62060932</text:p>
          </table:table-cell>
          <table:table-cell office:value-type="float" office:value="102.986">
            <text:p>102.986</text:p>
          </table:table-cell>
          <table:table-cell table:formula="of:=IF([.C46]&gt;[.D46];&quot;+&quot;;&quot;-&quot;)" office:value-type="string" office:string-value="+">
            <text:p>+</text:p>
          </table:table-cell>
          <table:table-cell table:formula="of:=IF([.E46]=&quot;+&quot;;1;0)" office:value-type="float" office:value="1">
            <text:p>1</text:p>
          </table:table-cell>
          <table:table-cell table:formula="of:=IF([.E45]=&quot;-&quot;;1;0)" office:value-type="float" office:value="0">
            <text:p>0</text:p>
          </table:table-cell>
          <table:table-cell table:formula="of:=IF([.E47]=&quot;-&quot;;1;0)" office:value-type="float" office:value="0">
            <text:p>0</text:p>
          </table:table-cell>
          <table:table-cell table:formula="of:=[.F46]*[.G46]*[.H46]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6.11.05 17:38</text:p>
          </table:table-cell>
          <table:table-cell office:value-type="float" office:value="103.64311745">
            <text:p>103.64311745</text:p>
          </table:table-cell>
          <table:table-cell office:value-type="float" office:value="102.753">
            <text:p>102.753</text:p>
          </table:table-cell>
          <table:table-cell table:formula="of:=IF([.C47]&gt;[.D47];&quot;+&quot;;&quot;-&quot;)" office:value-type="string" office:string-value="+">
            <text:p>+</text:p>
          </table:table-cell>
          <table:table-cell table:formula="of:=IF([.E47]=&quot;+&quot;;1;0)" office:value-type="float" office:value="1">
            <text:p>1</text:p>
          </table:table-cell>
          <table:table-cell table:formula="of:=IF([.E46]=&quot;-&quot;;1;0)" office:value-type="float" office:value="0">
            <text:p>0</text:p>
          </table:table-cell>
          <table:table-cell table:formula="of:=IF([.E48]=&quot;-&quot;;1;0)" office:value-type="float" office:value="0">
            <text:p>0</text:p>
          </table:table-cell>
          <table:table-cell table:formula="of:=[.F47]*[.G47]*[.H47]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016.11.05 16:38</text:p>
          </table:table-cell>
          <table:table-cell office:value-type="float" office:value="103.6298244">
            <text:p>103.6298244</text:p>
          </table:table-cell>
          <table:table-cell office:value-type="float" office:value="102.848">
            <text:p>102.848</text:p>
          </table:table-cell>
          <table:table-cell table:formula="of:=IF([.C48]&gt;[.D48];&quot;+&quot;;&quot;-&quot;)" office:value-type="string" office:string-value="+">
            <text:p>+</text:p>
          </table:table-cell>
          <table:table-cell table:formula="of:=IF([.E48]=&quot;+&quot;;1;0)" office:value-type="float" office:value="1">
            <text:p>1</text:p>
          </table:table-cell>
          <table:table-cell table:formula="of:=IF([.E47]=&quot;-&quot;;1;0)" office:value-type="float" office:value="0">
            <text:p>0</text:p>
          </table:table-cell>
          <table:table-cell table:formula="of:=IF([.E49]=&quot;-&quot;;1;0)" office:value-type="float" office:value="0">
            <text:p>0</text:p>
          </table:table-cell>
          <table:table-cell table:formula="of:=[.F48]*[.G48]*[.H48]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6.11.05 15:38</text:p>
          </table:table-cell>
          <table:table-cell office:value-type="float" office:value="103.63414367">
            <text:p>103.63414367</text:p>
          </table:table-cell>
          <table:table-cell office:value-type="float" office:value="102.84">
            <text:p>102.84</text:p>
          </table:table-cell>
          <table:table-cell table:formula="of:=IF([.C49]&gt;[.D49];&quot;+&quot;;&quot;-&quot;)" office:value-type="string" office:string-value="+">
            <text:p>+</text:p>
          </table:table-cell>
          <table:table-cell table:formula="of:=IF([.E49]=&quot;+&quot;;1;0)" office:value-type="float" office:value="1">
            <text:p>1</text:p>
          </table:table-cell>
          <table:table-cell table:formula="of:=IF([.E48]=&quot;-&quot;;1;0)" office:value-type="float" office:value="0">
            <text:p>0</text:p>
          </table:table-cell>
          <table:table-cell table:formula="of:=IF([.E50]=&quot;-&quot;;1;0)" office:value-type="float" office:value="0">
            <text:p>0</text:p>
          </table:table-cell>
          <table:table-cell table:formula="of:=[.F49]*[.G49]*[.H49]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6.11.05 14:38</text:p>
          </table:table-cell>
          <table:table-cell office:value-type="float" office:value="103.66264178">
            <text:p>103.66264178</text:p>
          </table:table-cell>
          <table:table-cell office:value-type="float" office:value="102.756">
            <text:p>102.756</text:p>
          </table:table-cell>
          <table:table-cell table:formula="of:=IF([.C50]&gt;[.D50];&quot;+&quot;;&quot;-&quot;)" office:value-type="string" office:string-value="+">
            <text:p>+</text:p>
          </table:table-cell>
          <table:table-cell table:formula="of:=IF([.E50]=&quot;+&quot;;1;0)" office:value-type="float" office:value="1">
            <text:p>1</text:p>
          </table:table-cell>
          <table:table-cell table:formula="of:=IF([.E49]=&quot;-&quot;;1;0)" office:value-type="float" office:value="0">
            <text:p>0</text:p>
          </table:table-cell>
          <table:table-cell table:formula="of:=IF([.E51]=&quot;-&quot;;1;0)" office:value-type="float" office:value="0">
            <text:p>0</text:p>
          </table:table-cell>
          <table:table-cell table:formula="of:=[.F50]*[.G50]*[.H50]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6.11.05 13:38</text:p>
          </table:table-cell>
          <table:table-cell office:value-type="float" office:value="103.69407762">
            <text:p>103.69407762</text:p>
          </table:table-cell>
          <table:table-cell office:value-type="float" office:value="102.889">
            <text:p>102.889</text:p>
          </table:table-cell>
          <table:table-cell table:formula="of:=IF([.C51]&gt;[.D51];&quot;+&quot;;&quot;-&quot;)" office:value-type="string" office:string-value="+">
            <text:p>+</text:p>
          </table:table-cell>
          <table:table-cell table:formula="of:=IF([.E51]=&quot;+&quot;;1;0)" office:value-type="float" office:value="1">
            <text:p>1</text:p>
          </table:table-cell>
          <table:table-cell table:formula="of:=IF([.E50]=&quot;-&quot;;1;0)" office:value-type="float" office:value="0">
            <text:p>0</text:p>
          </table:table-cell>
          <table:table-cell table:formula="of:=IF([.E52]=&quot;-&quot;;1;0)" office:value-type="float" office:value="0">
            <text:p>0</text:p>
          </table:table-cell>
          <table:table-cell table:formula="of:=[.F51]*[.G51]*[.H51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016.11.05 12:38</text:p>
          </table:table-cell>
          <table:table-cell office:value-type="float" office:value="103.66154951">
            <text:p>103.66154951</text:p>
          </table:table-cell>
          <table:table-cell office:value-type="float" office:value="103.246">
            <text:p>103.246</text:p>
          </table:table-cell>
          <table:table-cell table:formula="of:=IF([.C52]&gt;[.D52];&quot;+&quot;;&quot;-&quot;)" office:value-type="string" office:string-value="+">
            <text:p>+</text:p>
          </table:table-cell>
          <table:table-cell table:formula="of:=IF([.E52]=&quot;+&quot;;1;0)" office:value-type="float" office:value="1">
            <text:p>1</text:p>
          </table:table-cell>
          <table:table-cell table:formula="of:=IF([.E51]=&quot;-&quot;;1;0)" office:value-type="float" office:value="0">
            <text:p>0</text:p>
          </table:table-cell>
          <table:table-cell table:formula="of:=IF([.E53]=&quot;-&quot;;1;0)" office:value-type="float" office:value="0">
            <text:p>0</text:p>
          </table:table-cell>
          <table:table-cell table:formula="of:=[.F52]*[.G52]*[.H52]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6.11.05 11:38</text:p>
          </table:table-cell>
          <table:table-cell office:value-type="float" office:value="103.71998361">
            <text:p>103.71998361</text:p>
          </table:table-cell>
          <table:table-cell office:value-type="float" office:value="103.395">
            <text:p>103.395</text:p>
          </table:table-cell>
          <table:table-cell table:formula="of:=IF([.C53]&gt;[.D53];&quot;+&quot;;&quot;-&quot;)" office:value-type="string" office:string-value="+">
            <text:p>+</text:p>
          </table:table-cell>
          <table:table-cell table:formula="of:=IF([.E53]=&quot;+&quot;;1;0)" office:value-type="float" office:value="1">
            <text:p>1</text:p>
          </table:table-cell>
          <table:table-cell table:formula="of:=IF([.E52]=&quot;-&quot;;1;0)" office:value-type="float" office:value="0">
            <text:p>0</text:p>
          </table:table-cell>
          <table:table-cell table:formula="of:=IF([.E54]=&quot;-&quot;;1;0)" office:value-type="float" office:value="0">
            <text:p>0</text:p>
          </table:table-cell>
          <table:table-cell table:formula="of:=[.F53]*[.G53]*[.H53]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6.11.05 10:38</text:p>
          </table:table-cell>
          <table:table-cell office:value-type="float" office:value="103.79797354">
            <text:p>103.79797354</text:p>
          </table:table-cell>
          <table:table-cell office:value-type="float" office:value="103.443">
            <text:p>103.443</text:p>
          </table:table-cell>
          <table:table-cell table:formula="of:=IF([.C54]&gt;[.D54];&quot;+&quot;;&quot;-&quot;)" office:value-type="string" office:string-value="+">
            <text:p>+</text:p>
          </table:table-cell>
          <table:table-cell table:formula="of:=IF([.E54]=&quot;+&quot;;1;0)" office:value-type="float" office:value="1">
            <text:p>1</text:p>
          </table:table-cell>
          <table:table-cell table:formula="of:=IF([.E53]=&quot;-&quot;;1;0)" office:value-type="float" office:value="0">
            <text:p>0</text:p>
          </table:table-cell>
          <table:table-cell table:formula="of:=IF([.E55]=&quot;-&quot;;1;0)" office:value-type="float" office:value="0">
            <text:p>0</text:p>
          </table:table-cell>
          <table:table-cell table:formula="of:=[.F54]*[.G54]*[.H54]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6.11.05 09:38</text:p>
          </table:table-cell>
          <table:table-cell office:value-type="float" office:value="103.83159578">
            <text:p>103.83159578</text:p>
          </table:table-cell>
          <table:table-cell office:value-type="float" office:value="103.423">
            <text:p>103.423</text:p>
          </table:table-cell>
          <table:table-cell table:formula="of:=IF([.C55]&gt;[.D55];&quot;+&quot;;&quot;-&quot;)" office:value-type="string" office:string-value="+">
            <text:p>+</text:p>
          </table:table-cell>
          <table:table-cell table:formula="of:=IF([.E55]=&quot;+&quot;;1;0)" office:value-type="float" office:value="1">
            <text:p>1</text:p>
          </table:table-cell>
          <table:table-cell table:formula="of:=IF([.E54]=&quot;-&quot;;1;0)" office:value-type="float" office:value="0">
            <text:p>0</text:p>
          </table:table-cell>
          <table:table-cell table:formula="of:=IF([.E56]=&quot;-&quot;;1;0)" office:value-type="float" office:value="0">
            <text:p>0</text:p>
          </table:table-cell>
          <table:table-cell table:formula="of:=[.F55]*[.G55]*[.H55]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6.11.05 08:38</text:p>
          </table:table-cell>
          <table:table-cell office:value-type="float" office:value="103.88034514">
            <text:p>103.88034514</text:p>
          </table:table-cell>
          <table:table-cell office:value-type="float" office:value="103.365">
            <text:p>103.365</text:p>
          </table:table-cell>
          <table:table-cell table:formula="of:=IF([.C56]&gt;[.D56];&quot;+&quot;;&quot;-&quot;)" office:value-type="string" office:string-value="+">
            <text:p>+</text:p>
          </table:table-cell>
          <table:table-cell table:formula="of:=IF([.E56]=&quot;+&quot;;1;0)" office:value-type="float" office:value="1">
            <text:p>1</text:p>
          </table:table-cell>
          <table:table-cell table:formula="of:=IF([.E55]=&quot;-&quot;;1;0)" office:value-type="float" office:value="0">
            <text:p>0</text:p>
          </table:table-cell>
          <table:table-cell table:formula="of:=IF([.E57]=&quot;-&quot;;1;0)" office:value-type="float" office:value="0">
            <text:p>0</text:p>
          </table:table-cell>
          <table:table-cell table:formula="of:=[.F56]*[.G56]*[.H56]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16.11.05 07:38</text:p>
          </table:table-cell>
          <table:table-cell office:value-type="float" office:value="103.91133851">
            <text:p>103.91133851</text:p>
          </table:table-cell>
          <table:table-cell office:value-type="float" office:value="103.355">
            <text:p>103.355</text:p>
          </table:table-cell>
          <table:table-cell table:formula="of:=IF([.C57]&gt;[.D57];&quot;+&quot;;&quot;-&quot;)" office:value-type="string" office:string-value="+">
            <text:p>+</text:p>
          </table:table-cell>
          <table:table-cell table:formula="of:=IF([.E57]=&quot;+&quot;;1;0)" office:value-type="float" office:value="1">
            <text:p>1</text:p>
          </table:table-cell>
          <table:table-cell table:formula="of:=IF([.E56]=&quot;-&quot;;1;0)" office:value-type="float" office:value="0">
            <text:p>0</text:p>
          </table:table-cell>
          <table:table-cell table:formula="of:=IF([.E58]=&quot;-&quot;;1;0)" office:value-type="float" office:value="0">
            <text:p>0</text:p>
          </table:table-cell>
          <table:table-cell table:formula="of:=[.F57]*[.G57]*[.H57]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6.11.05 06:38</text:p>
          </table:table-cell>
          <table:table-cell office:value-type="float" office:value="103.97236641">
            <text:p>103.97236641</text:p>
          </table:table-cell>
          <table:table-cell office:value-type="float" office:value="103.454">
            <text:p>103.454</text:p>
          </table:table-cell>
          <table:table-cell table:formula="of:=IF([.C58]&gt;[.D58];&quot;+&quot;;&quot;-&quot;)" office:value-type="string" office:string-value="+">
            <text:p>+</text:p>
          </table:table-cell>
          <table:table-cell table:formula="of:=IF([.E58]=&quot;+&quot;;1;0)" office:value-type="float" office:value="1">
            <text:p>1</text:p>
          </table:table-cell>
          <table:table-cell table:formula="of:=IF([.E57]=&quot;-&quot;;1;0)" office:value-type="float" office:value="0">
            <text:p>0</text:p>
          </table:table-cell>
          <table:table-cell table:formula="of:=IF([.E59]=&quot;-&quot;;1;0)" office:value-type="float" office:value="0">
            <text:p>0</text:p>
          </table:table-cell>
          <table:table-cell table:formula="of:=[.F58]*[.G58]*[.H58]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6.11.05 05:38</text:p>
          </table:table-cell>
          <table:table-cell office:value-type="float" office:value="104.06378927">
            <text:p>104.06378927</text:p>
          </table:table-cell>
          <table:table-cell office:value-type="float" office:value="103.486">
            <text:p>103.486</text:p>
          </table:table-cell>
          <table:table-cell table:formula="of:=IF([.C59]&gt;[.D59];&quot;+&quot;;&quot;-&quot;)" office:value-type="string" office:string-value="+">
            <text:p>+</text:p>
          </table:table-cell>
          <table:table-cell table:formula="of:=IF([.E59]=&quot;+&quot;;1;0)" office:value-type="float" office:value="1">
            <text:p>1</text:p>
          </table:table-cell>
          <table:table-cell table:formula="of:=IF([.E58]=&quot;-&quot;;1;0)" office:value-type="float" office:value="0">
            <text:p>0</text:p>
          </table:table-cell>
          <table:table-cell table:formula="of:=IF([.E60]=&quot;-&quot;;1;0)" office:value-type="float" office:value="0">
            <text:p>0</text:p>
          </table:table-cell>
          <table:table-cell table:formula="of:=[.F59]*[.G59]*[.H59]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6.11.05 04:38</text:p>
          </table:table-cell>
          <table:table-cell office:value-type="float" office:value="104.14608844">
            <text:p>104.14608844</text:p>
          </table:table-cell>
          <table:table-cell office:value-type="float" office:value="103.449">
            <text:p>103.449</text:p>
          </table:table-cell>
          <table:table-cell table:formula="of:=IF([.C60]&gt;[.D60];&quot;+&quot;;&quot;-&quot;)" office:value-type="string" office:string-value="+">
            <text:p>+</text:p>
          </table:table-cell>
          <table:table-cell table:formula="of:=IF([.E60]=&quot;+&quot;;1;0)" office:value-type="float" office:value="1">
            <text:p>1</text:p>
          </table:table-cell>
          <table:table-cell table:formula="of:=IF([.E59]=&quot;-&quot;;1;0)" office:value-type="float" office:value="0">
            <text:p>0</text:p>
          </table:table-cell>
          <table:table-cell table:formula="of:=IF([.E61]=&quot;-&quot;;1;0)" office:value-type="float" office:value="0">
            <text:p>0</text:p>
          </table:table-cell>
          <table:table-cell table:formula="of:=[.F60]*[.G60]*[.H60]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016.11.05 03:38</text:p>
          </table:table-cell>
          <table:table-cell office:value-type="float" office:value="104.19861139">
            <text:p>104.19861139</text:p>
          </table:table-cell>
          <table:table-cell office:value-type="float" office:value="103.332">
            <text:p>103.332</text:p>
          </table:table-cell>
          <table:table-cell table:formula="of:=IF([.C61]&gt;[.D61];&quot;+&quot;;&quot;-&quot;)" office:value-type="string" office:string-value="+">
            <text:p>+</text:p>
          </table:table-cell>
          <table:table-cell table:formula="of:=IF([.E61]=&quot;+&quot;;1;0)" office:value-type="float" office:value="1">
            <text:p>1</text:p>
          </table:table-cell>
          <table:table-cell table:formula="of:=IF([.E60]=&quot;-&quot;;1;0)" office:value-type="float" office:value="0">
            <text:p>0</text:p>
          </table:table-cell>
          <table:table-cell table:formula="of:=IF([.E62]=&quot;-&quot;;1;0)" office:value-type="float" office:value="0">
            <text:p>0</text:p>
          </table:table-cell>
          <table:table-cell table:formula="of:=[.F61]*[.G61]*[.H61]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6.11.05 02:38</text:p>
          </table:table-cell>
          <table:table-cell office:value-type="float" office:value="104.2573523">
            <text:p>104.2573523</text:p>
          </table:table-cell>
          <table:table-cell office:value-type="float" office:value="103.261">
            <text:p>103.261</text:p>
          </table:table-cell>
          <table:table-cell table:formula="of:=IF([.C62]&gt;[.D62];&quot;+&quot;;&quot;-&quot;)" office:value-type="string" office:string-value="+">
            <text:p>+</text:p>
          </table:table-cell>
          <table:table-cell table:formula="of:=IF([.E62]=&quot;+&quot;;1;0)" office:value-type="float" office:value="1">
            <text:p>1</text:p>
          </table:table-cell>
          <table:table-cell table:formula="of:=IF([.E61]=&quot;-&quot;;1;0)" office:value-type="float" office:value="0">
            <text:p>0</text:p>
          </table:table-cell>
          <table:table-cell table:formula="of:=IF([.E63]=&quot;-&quot;;1;0)" office:value-type="float" office:value="0">
            <text:p>0</text:p>
          </table:table-cell>
          <table:table-cell table:formula="of:=[.F62]*[.G62]*[.H62]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6.11.05 01:38</text:p>
          </table:table-cell>
          <table:table-cell office:value-type="float" office:value="104.30336921">
            <text:p>104.30336921</text:p>
          </table:table-cell>
          <table:table-cell office:value-type="float" office:value="103.335">
            <text:p>103.335</text:p>
          </table:table-cell>
          <table:table-cell table:formula="of:=IF([.C63]&gt;[.D63];&quot;+&quot;;&quot;-&quot;)" office:value-type="string" office:string-value="+">
            <text:p>+</text:p>
          </table:table-cell>
          <table:table-cell table:formula="of:=IF([.E63]=&quot;+&quot;;1;0)" office:value-type="float" office:value="1">
            <text:p>1</text:p>
          </table:table-cell>
          <table:table-cell table:formula="of:=IF([.E62]=&quot;-&quot;;1;0)" office:value-type="float" office:value="0">
            <text:p>0</text:p>
          </table:table-cell>
          <table:table-cell table:formula="of:=IF([.E64]=&quot;-&quot;;1;0)" office:value-type="float" office:value="0">
            <text:p>0</text:p>
          </table:table-cell>
          <table:table-cell table:formula="of:=[.F63]*[.G63]*[.H63]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6.11.05 00:38</text:p>
          </table:table-cell>
          <table:table-cell office:value-type="float" office:value="104.32902784">
            <text:p>104.32902784</text:p>
          </table:table-cell>
          <table:table-cell office:value-type="float" office:value="103.297">
            <text:p>103.297</text:p>
          </table:table-cell>
          <table:table-cell table:formula="of:=IF([.C64]&gt;[.D64];&quot;+&quot;;&quot;-&quot;)" office:value-type="string" office:string-value="+">
            <text:p>+</text:p>
          </table:table-cell>
          <table:table-cell table:formula="of:=IF([.E64]=&quot;+&quot;;1;0)" office:value-type="float" office:value="1">
            <text:p>1</text:p>
          </table:table-cell>
          <table:table-cell table:formula="of:=IF([.E63]=&quot;-&quot;;1;0)" office:value-type="float" office:value="0">
            <text:p>0</text:p>
          </table:table-cell>
          <table:table-cell table:formula="of:=IF([.E65]=&quot;-&quot;;1;0)" office:value-type="float" office:value="0">
            <text:p>0</text:p>
          </table:table-cell>
          <table:table-cell table:formula="of:=[.F64]*[.G64]*[.H64]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016.11.04 23:38</text:p>
          </table:table-cell>
          <table:table-cell office:value-type="float" office:value="104.32923873">
            <text:p>104.32923873</text:p>
          </table:table-cell>
          <table:table-cell office:value-type="float" office:value="103.385">
            <text:p>103.385</text:p>
          </table:table-cell>
          <table:table-cell table:formula="of:=IF([.C65]&gt;[.D65];&quot;+&quot;;&quot;-&quot;)" office:value-type="string" office:string-value="+">
            <text:p>+</text:p>
          </table:table-cell>
          <table:table-cell table:formula="of:=IF([.E65]=&quot;+&quot;;1;0)" office:value-type="float" office:value="1">
            <text:p>1</text:p>
          </table:table-cell>
          <table:table-cell table:formula="of:=IF([.E64]=&quot;-&quot;;1;0)" office:value-type="float" office:value="0">
            <text:p>0</text:p>
          </table:table-cell>
          <table:table-cell table:formula="of:=IF([.E66]=&quot;-&quot;;1;0)" office:value-type="float" office:value="0">
            <text:p>0</text:p>
          </table:table-cell>
          <table:table-cell table:formula="of:=[.F65]*[.G65]*[.H65]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6.11.04 22:38</text:p>
          </table:table-cell>
          <table:table-cell office:value-type="float" office:value="104.35179194">
            <text:p>104.35179194</text:p>
          </table:table-cell>
          <table:table-cell office:value-type="float" office:value="103.363">
            <text:p>103.363</text:p>
          </table:table-cell>
          <table:table-cell table:formula="of:=IF([.C66]&gt;[.D66];&quot;+&quot;;&quot;-&quot;)" office:value-type="string" office:string-value="+">
            <text:p>+</text:p>
          </table:table-cell>
          <table:table-cell table:formula="of:=IF([.E66]=&quot;+&quot;;1;0)" office:value-type="float" office:value="1">
            <text:p>1</text:p>
          </table:table-cell>
          <table:table-cell table:formula="of:=IF([.E65]=&quot;-&quot;;1;0)" office:value-type="float" office:value="0">
            <text:p>0</text:p>
          </table:table-cell>
          <table:table-cell table:formula="of:=IF([.E67]=&quot;-&quot;;1;0)" office:value-type="float" office:value="0">
            <text:p>0</text:p>
          </table:table-cell>
          <table:table-cell table:formula="of:=[.F66]*[.G66]*[.H66]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6.11.04 21:38</text:p>
          </table:table-cell>
          <table:table-cell office:value-type="float" office:value="104.38911698">
            <text:p>104.38911698</text:p>
          </table:table-cell>
          <table:table-cell office:value-type="float" office:value="103.452">
            <text:p>103.452</text:p>
          </table:table-cell>
          <table:table-cell table:formula="of:=IF([.C67]&gt;[.D67];&quot;+&quot;;&quot;-&quot;)" office:value-type="string" office:string-value="+">
            <text:p>+</text:p>
          </table:table-cell>
          <table:table-cell table:formula="of:=IF([.E67]=&quot;+&quot;;1;0)" office:value-type="float" office:value="1">
            <text:p>1</text:p>
          </table:table-cell>
          <table:table-cell table:formula="of:=IF([.E66]=&quot;-&quot;;1;0)" office:value-type="float" office:value="0">
            <text:p>0</text:p>
          </table:table-cell>
          <table:table-cell table:formula="of:=IF([.E68]=&quot;-&quot;;1;0)" office:value-type="float" office:value="0">
            <text:p>0</text:p>
          </table:table-cell>
          <table:table-cell table:formula="of:=[.F67]*[.G67]*[.H67]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016.11.04 20:38</text:p>
          </table:table-cell>
          <table:table-cell office:value-type="float" office:value="104.47040717">
            <text:p>104.47040717</text:p>
          </table:table-cell>
          <table:table-cell office:value-type="float" office:value="103.559">
            <text:p>103.559</text:p>
          </table:table-cell>
          <table:table-cell table:formula="of:=IF([.C68]&gt;[.D68];&quot;+&quot;;&quot;-&quot;)" office:value-type="string" office:string-value="+">
            <text:p>+</text:p>
          </table:table-cell>
          <table:table-cell table:formula="of:=IF([.E68]=&quot;+&quot;;1;0)" office:value-type="float" office:value="1">
            <text:p>1</text:p>
          </table:table-cell>
          <table:table-cell table:formula="of:=IF([.E67]=&quot;-&quot;;1;0)" office:value-type="float" office:value="0">
            <text:p>0</text:p>
          </table:table-cell>
          <table:table-cell table:formula="of:=IF([.E69]=&quot;-&quot;;1;0)" office:value-type="float" office:value="0">
            <text:p>0</text:p>
          </table:table-cell>
          <table:table-cell table:formula="of:=[.F68]*[.G68]*[.H68]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6.11.04 19:38</text:p>
          </table:table-cell>
          <table:table-cell office:value-type="float" office:value="104.55691497">
            <text:p>104.55691497</text:p>
          </table:table-cell>
          <table:table-cell office:value-type="float" office:value="103.716">
            <text:p>103.716</text:p>
          </table:table-cell>
          <table:table-cell table:formula="of:=IF([.C69]&gt;[.D69];&quot;+&quot;;&quot;-&quot;)" office:value-type="string" office:string-value="+">
            <text:p>+</text:p>
          </table:table-cell>
          <table:table-cell table:formula="of:=IF([.E69]=&quot;+&quot;;1;0)" office:value-type="float" office:value="1">
            <text:p>1</text:p>
          </table:table-cell>
          <table:table-cell table:formula="of:=IF([.E68]=&quot;-&quot;;1;0)" office:value-type="float" office:value="0">
            <text:p>0</text:p>
          </table:table-cell>
          <table:table-cell table:formula="of:=IF([.E70]=&quot;-&quot;;1;0)" office:value-type="float" office:value="0">
            <text:p>0</text:p>
          </table:table-cell>
          <table:table-cell table:formula="of:=[.F69]*[.G69]*[.H69]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6.11.04 18:38</text:p>
          </table:table-cell>
          <table:table-cell office:value-type="float" office:value="104.68773893">
            <text:p>104.68773893</text:p>
          </table:table-cell>
          <table:table-cell office:value-type="float" office:value="103.672">
            <text:p>103.672</text:p>
          </table:table-cell>
          <table:table-cell table:formula="of:=IF([.C70]&gt;[.D70];&quot;+&quot;;&quot;-&quot;)" office:value-type="string" office:string-value="+">
            <text:p>+</text:p>
          </table:table-cell>
          <table:table-cell table:formula="of:=IF([.E70]=&quot;+&quot;;1;0)" office:value-type="float" office:value="1">
            <text:p>1</text:p>
          </table:table-cell>
          <table:table-cell table:formula="of:=IF([.E69]=&quot;-&quot;;1;0)" office:value-type="float" office:value="0">
            <text:p>0</text:p>
          </table:table-cell>
          <table:table-cell table:formula="of:=IF([.E71]=&quot;-&quot;;1;0)" office:value-type="float" office:value="0">
            <text:p>0</text:p>
          </table:table-cell>
          <table:table-cell table:formula="of:=[.F70]*[.G70]*[.H70]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2016.11.04 17:38</text:p>
          </table:table-cell>
          <table:table-cell office:value-type="float" office:value="104.82087933">
            <text:p>104.82087933</text:p>
          </table:table-cell>
          <table:table-cell office:value-type="float" office:value="103.933">
            <text:p>103.933</text:p>
          </table:table-cell>
          <table:table-cell table:formula="of:=IF([.C71]&gt;[.D71];&quot;+&quot;;&quot;-&quot;)" office:value-type="string" office:string-value="+">
            <text:p>+</text:p>
          </table:table-cell>
          <table:table-cell table:formula="of:=IF([.E71]=&quot;+&quot;;1;0)" office:value-type="float" office:value="1">
            <text:p>1</text:p>
          </table:table-cell>
          <table:table-cell table:formula="of:=IF([.E70]=&quot;-&quot;;1;0)" office:value-type="float" office:value="0">
            <text:p>0</text:p>
          </table:table-cell>
          <table:table-cell table:formula="of:=IF([.E72]=&quot;-&quot;;1;0)" office:value-type="float" office:value="0">
            <text:p>0</text:p>
          </table:table-cell>
          <table:table-cell table:formula="of:=[.F71]*[.G71]*[.H71]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6.11.04 16:38</text:p>
          </table:table-cell>
          <table:table-cell office:value-type="float" office:value="104.91333643">
            <text:p>104.91333643</text:p>
          </table:table-cell>
          <table:table-cell office:value-type="float" office:value="103.871">
            <text:p>103.871</text:p>
          </table:table-cell>
          <table:table-cell table:formula="of:=IF([.C72]&gt;[.D72];&quot;+&quot;;&quot;-&quot;)" office:value-type="string" office:string-value="+">
            <text:p>+</text:p>
          </table:table-cell>
          <table:table-cell table:formula="of:=IF([.E72]=&quot;+&quot;;1;0)" office:value-type="float" office:value="1">
            <text:p>1</text:p>
          </table:table-cell>
          <table:table-cell table:formula="of:=IF([.E71]=&quot;-&quot;;1;0)" office:value-type="float" office:value="0">
            <text:p>0</text:p>
          </table:table-cell>
          <table:table-cell table:formula="of:=IF([.E73]=&quot;-&quot;;1;0)" office:value-type="float" office:value="0">
            <text:p>0</text:p>
          </table:table-cell>
          <table:table-cell table:formula="of:=[.F72]*[.G72]*[.H72]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6.11.04 15:38</text:p>
          </table:table-cell>
          <table:table-cell office:value-type="float" office:value="105.03114204">
            <text:p>105.03114204</text:p>
          </table:table-cell>
          <table:table-cell office:value-type="float" office:value="103.901">
            <text:p>103.901</text:p>
          </table:table-cell>
          <table:table-cell table:formula="of:=IF([.C73]&gt;[.D73];&quot;+&quot;;&quot;-&quot;)" office:value-type="string" office:string-value="+">
            <text:p>+</text:p>
          </table:table-cell>
          <table:table-cell table:formula="of:=IF([.E73]=&quot;+&quot;;1;0)" office:value-type="float" office:value="1">
            <text:p>1</text:p>
          </table:table-cell>
          <table:table-cell table:formula="of:=IF([.E72]=&quot;-&quot;;1;0)" office:value-type="float" office:value="0">
            <text:p>0</text:p>
          </table:table-cell>
          <table:table-cell table:formula="of:=IF([.E74]=&quot;-&quot;;1;0)" office:value-type="float" office:value="0">
            <text:p>0</text:p>
          </table:table-cell>
          <table:table-cell table:formula="of:=[.F73]*[.G73]*[.H73]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6.11.04 14:38</text:p>
          </table:table-cell>
          <table:table-cell office:value-type="float" office:value="105.12160507">
            <text:p>105.12160507</text:p>
          </table:table-cell>
          <table:table-cell office:value-type="float" office:value="103.853">
            <text:p>103.853</text:p>
          </table:table-cell>
          <table:table-cell table:formula="of:=IF([.C74]&gt;[.D74];&quot;+&quot;;&quot;-&quot;)" office:value-type="string" office:string-value="+">
            <text:p>+</text:p>
          </table:table-cell>
          <table:table-cell table:formula="of:=IF([.E74]=&quot;+&quot;;1;0)" office:value-type="float" office:value="1">
            <text:p>1</text:p>
          </table:table-cell>
          <table:table-cell table:formula="of:=IF([.E73]=&quot;-&quot;;1;0)" office:value-type="float" office:value="0">
            <text:p>0</text:p>
          </table:table-cell>
          <table:table-cell table:formula="of:=IF([.E75]=&quot;-&quot;;1;0)" office:value-type="float" office:value="0">
            <text:p>0</text:p>
          </table:table-cell>
          <table:table-cell table:formula="of:=[.F74]*[.G74]*[.H74]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6.11.04 13:38</text:p>
          </table:table-cell>
          <table:table-cell office:value-type="float" office:value="105.20724078">
            <text:p>105.20724078</text:p>
          </table:table-cell>
          <table:table-cell office:value-type="float" office:value="103.855">
            <text:p>103.855</text:p>
          </table:table-cell>
          <table:table-cell table:formula="of:=IF([.C75]&gt;[.D75];&quot;+&quot;;&quot;-&quot;)" office:value-type="string" office:string-value="+">
            <text:p>+</text:p>
          </table:table-cell>
          <table:table-cell table:formula="of:=IF([.E75]=&quot;+&quot;;1;0)" office:value-type="float" office:value="1">
            <text:p>1</text:p>
          </table:table-cell>
          <table:table-cell table:formula="of:=IF([.E74]=&quot;-&quot;;1;0)" office:value-type="float" office:value="0">
            <text:p>0</text:p>
          </table:table-cell>
          <table:table-cell table:formula="of:=IF([.E76]=&quot;-&quot;;1;0)" office:value-type="float" office:value="0">
            <text:p>0</text:p>
          </table:table-cell>
          <table:table-cell table:formula="of:=[.F75]*[.G75]*[.H75]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6.11.04 12:38</text:p>
          </table:table-cell>
          <table:table-cell office:value-type="float" office:value="105.25958922">
            <text:p>105.25958922</text:p>
          </table:table-cell>
          <table:table-cell office:value-type="float" office:value="103.892">
            <text:p>103.892</text:p>
          </table:table-cell>
          <table:table-cell table:formula="of:=IF([.C76]&gt;[.D76];&quot;+&quot;;&quot;-&quot;)" office:value-type="string" office:string-value="+">
            <text:p>+</text:p>
          </table:table-cell>
          <table:table-cell table:formula="of:=IF([.E76]=&quot;+&quot;;1;0)" office:value-type="float" office:value="1">
            <text:p>1</text:p>
          </table:table-cell>
          <table:table-cell table:formula="of:=IF([.E75]=&quot;-&quot;;1;0)" office:value-type="float" office:value="0">
            <text:p>0</text:p>
          </table:table-cell>
          <table:table-cell table:formula="of:=IF([.E77]=&quot;-&quot;;1;0)" office:value-type="float" office:value="0">
            <text:p>0</text:p>
          </table:table-cell>
          <table:table-cell table:formula="of:=[.F76]*[.G76]*[.H76]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6.11.04 11:38</text:p>
          </table:table-cell>
          <table:table-cell office:value-type="float" office:value="105.27008579">
            <text:p>105.27008579</text:p>
          </table:table-cell>
          <table:table-cell office:value-type="float" office:value="104.085">
            <text:p>104.085</text:p>
          </table:table-cell>
          <table:table-cell table:formula="of:=IF([.C77]&gt;[.D77];&quot;+&quot;;&quot;-&quot;)" office:value-type="string" office:string-value="+">
            <text:p>+</text:p>
          </table:table-cell>
          <table:table-cell table:formula="of:=IF([.E77]=&quot;+&quot;;1;0)" office:value-type="float" office:value="1">
            <text:p>1</text:p>
          </table:table-cell>
          <table:table-cell table:formula="of:=IF([.E76]=&quot;-&quot;;1;0)" office:value-type="float" office:value="0">
            <text:p>0</text:p>
          </table:table-cell>
          <table:table-cell table:formula="of:=IF([.E78]=&quot;-&quot;;1;0)" office:value-type="float" office:value="0">
            <text:p>0</text:p>
          </table:table-cell>
          <table:table-cell table:formula="of:=[.F77]*[.G77]*[.H77]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016.11.04 10:38</text:p>
          </table:table-cell>
          <table:table-cell office:value-type="float" office:value="105.28884075">
            <text:p>105.28884075</text:p>
          </table:table-cell>
          <table:table-cell office:value-type="float" office:value="104.164">
            <text:p>104.164</text:p>
          </table:table-cell>
          <table:table-cell table:formula="of:=IF([.C78]&gt;[.D78];&quot;+&quot;;&quot;-&quot;)" office:value-type="string" office:string-value="+">
            <text:p>+</text:p>
          </table:table-cell>
          <table:table-cell table:formula="of:=IF([.E78]=&quot;+&quot;;1;0)" office:value-type="float" office:value="1">
            <text:p>1</text:p>
          </table:table-cell>
          <table:table-cell table:formula="of:=IF([.E77]=&quot;-&quot;;1;0)" office:value-type="float" office:value="0">
            <text:p>0</text:p>
          </table:table-cell>
          <table:table-cell table:formula="of:=IF([.E79]=&quot;-&quot;;1;0)" office:value-type="float" office:value="0">
            <text:p>0</text:p>
          </table:table-cell>
          <table:table-cell table:formula="of:=[.F78]*[.G78]*[.H78]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6.11.04 09:38</text:p>
          </table:table-cell>
          <table:table-cell office:value-type="float" office:value="105.3170734">
            <text:p>105.3170734</text:p>
          </table:table-cell>
          <table:table-cell office:value-type="float" office:value="104.118">
            <text:p>104.118</text:p>
          </table:table-cell>
          <table:table-cell table:formula="of:=IF([.C79]&gt;[.D79];&quot;+&quot;;&quot;-&quot;)" office:value-type="string" office:string-value="+">
            <text:p>+</text:p>
          </table:table-cell>
          <table:table-cell table:formula="of:=IF([.E79]=&quot;+&quot;;1;0)" office:value-type="float" office:value="1">
            <text:p>1</text:p>
          </table:table-cell>
          <table:table-cell table:formula="of:=IF([.E78]=&quot;-&quot;;1;0)" office:value-type="float" office:value="0">
            <text:p>0</text:p>
          </table:table-cell>
          <table:table-cell table:formula="of:=IF([.E80]=&quot;-&quot;;1;0)" office:value-type="float" office:value="0">
            <text:p>0</text:p>
          </table:table-cell>
          <table:table-cell table:formula="of:=[.F79]*[.G79]*[.H79]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6.11.04 08:38</text:p>
          </table:table-cell>
          <table:table-cell office:value-type="float" office:value="105.3370094">
            <text:p>105.3370094</text:p>
          </table:table-cell>
          <table:table-cell office:value-type="float" office:value="104.073">
            <text:p>104.073</text:p>
          </table:table-cell>
          <table:table-cell table:formula="of:=IF([.C80]&gt;[.D80];&quot;+&quot;;&quot;-&quot;)" office:value-type="string" office:string-value="+">
            <text:p>+</text:p>
          </table:table-cell>
          <table:table-cell table:formula="of:=IF([.E80]=&quot;+&quot;;1;0)" office:value-type="float" office:value="1">
            <text:p>1</text:p>
          </table:table-cell>
          <table:table-cell table:formula="of:=IF([.E79]=&quot;-&quot;;1;0)" office:value-type="float" office:value="0">
            <text:p>0</text:p>
          </table:table-cell>
          <table:table-cell table:formula="of:=IF([.E81]=&quot;-&quot;;1;0)" office:value-type="float" office:value="0">
            <text:p>0</text:p>
          </table:table-cell>
          <table:table-cell table:formula="of:=[.F80]*[.G80]*[.H80]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16.11.04 07:38</text:p>
          </table:table-cell>
          <table:table-cell office:value-type="float" office:value="105.33220572">
            <text:p>105.33220572</text:p>
          </table:table-cell>
          <table:table-cell office:value-type="float" office:value="104.113">
            <text:p>104.113</text:p>
          </table:table-cell>
          <table:table-cell table:formula="of:=IF([.C81]&gt;[.D81];&quot;+&quot;;&quot;-&quot;)" office:value-type="string" office:string-value="+">
            <text:p>+</text:p>
          </table:table-cell>
          <table:table-cell table:formula="of:=IF([.E81]=&quot;+&quot;;1;0)" office:value-type="float" office:value="1">
            <text:p>1</text:p>
          </table:table-cell>
          <table:table-cell table:formula="of:=IF([.E80]=&quot;-&quot;;1;0)" office:value-type="float" office:value="0">
            <text:p>0</text:p>
          </table:table-cell>
          <table:table-cell table:formula="of:=IF([.E82]=&quot;-&quot;;1;0)" office:value-type="float" office:value="0">
            <text:p>0</text:p>
          </table:table-cell>
          <table:table-cell table:formula="of:=[.F81]*[.G81]*[.H81]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6.11.04 06:38</text:p>
          </table:table-cell>
          <table:table-cell office:value-type="float" office:value="105.32656672">
            <text:p>105.32656672</text:p>
          </table:table-cell>
          <table:table-cell office:value-type="float" office:value="104.16">
            <text:p>104.16</text:p>
          </table:table-cell>
          <table:table-cell table:formula="of:=IF([.C82]&gt;[.D82];&quot;+&quot;;&quot;-&quot;)" office:value-type="string" office:string-value="+">
            <text:p>+</text:p>
          </table:table-cell>
          <table:table-cell table:formula="of:=IF([.E82]=&quot;+&quot;;1;0)" office:value-type="float" office:value="1">
            <text:p>1</text:p>
          </table:table-cell>
          <table:table-cell table:formula="of:=IF([.E81]=&quot;-&quot;;1;0)" office:value-type="float" office:value="0">
            <text:p>0</text:p>
          </table:table-cell>
          <table:table-cell table:formula="of:=IF([.E83]=&quot;-&quot;;1;0)" office:value-type="float" office:value="0">
            <text:p>0</text:p>
          </table:table-cell>
          <table:table-cell table:formula="of:=[.F82]*[.G82]*[.H82]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6.11.04 05:38</text:p>
          </table:table-cell>
          <table:table-cell office:value-type="float" office:value="105.31508299">
            <text:p>105.31508299</text:p>
          </table:table-cell>
          <table:table-cell office:value-type="float" office:value="104.123">
            <text:p>104.123</text:p>
          </table:table-cell>
          <table:table-cell table:formula="of:=IF([.C83]&gt;[.D83];&quot;+&quot;;&quot;-&quot;)" office:value-type="string" office:string-value="+">
            <text:p>+</text:p>
          </table:table-cell>
          <table:table-cell table:formula="of:=IF([.E83]=&quot;+&quot;;1;0)" office:value-type="float" office:value="1">
            <text:p>1</text:p>
          </table:table-cell>
          <table:table-cell table:formula="of:=IF([.E82]=&quot;-&quot;;1;0)" office:value-type="float" office:value="0">
            <text:p>0</text:p>
          </table:table-cell>
          <table:table-cell table:formula="of:=IF([.E84]=&quot;-&quot;;1;0)" office:value-type="float" office:value="0">
            <text:p>0</text:p>
          </table:table-cell>
          <table:table-cell table:formula="of:=[.F83]*[.G83]*[.H83]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6.11.04 04:38</text:p>
          </table:table-cell>
          <table:table-cell office:value-type="float" office:value="105.28090865">
            <text:p>105.28090865</text:p>
          </table:table-cell>
          <table:table-cell office:value-type="float" office:value="104.202">
            <text:p>104.202</text:p>
          </table:table-cell>
          <table:table-cell table:formula="of:=IF([.C84]&gt;[.D84];&quot;+&quot;;&quot;-&quot;)" office:value-type="string" office:string-value="+">
            <text:p>+</text:p>
          </table:table-cell>
          <table:table-cell table:formula="of:=IF([.E84]=&quot;+&quot;;1;0)" office:value-type="float" office:value="1">
            <text:p>1</text:p>
          </table:table-cell>
          <table:table-cell table:formula="of:=IF([.E83]=&quot;-&quot;;1;0)" office:value-type="float" office:value="0">
            <text:p>0</text:p>
          </table:table-cell>
          <table:table-cell table:formula="of:=IF([.E85]=&quot;-&quot;;1;0)" office:value-type="float" office:value="0">
            <text:p>0</text:p>
          </table:table-cell>
          <table:table-cell table:formula="of:=[.F84]*[.G84]*[.H84]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6.11.04 03:38</text:p>
          </table:table-cell>
          <table:table-cell office:value-type="float" office:value="105.1945538">
            <text:p>105.1945538</text:p>
          </table:table-cell>
          <table:table-cell office:value-type="float" office:value="104.376">
            <text:p>104.376</text:p>
          </table:table-cell>
          <table:table-cell table:formula="of:=IF([.C85]&gt;[.D85];&quot;+&quot;;&quot;-&quot;)" office:value-type="string" office:string-value="+">
            <text:p>+</text:p>
          </table:table-cell>
          <table:table-cell table:formula="of:=IF([.E85]=&quot;+&quot;;1;0)" office:value-type="float" office:value="1">
            <text:p>1</text:p>
          </table:table-cell>
          <table:table-cell table:formula="of:=IF([.E84]=&quot;-&quot;;1;0)" office:value-type="float" office:value="0">
            <text:p>0</text:p>
          </table:table-cell>
          <table:table-cell table:formula="of:=IF([.E86]=&quot;-&quot;;1;0)" office:value-type="float" office:value="0">
            <text:p>0</text:p>
          </table:table-cell>
          <table:table-cell table:formula="of:=[.F85]*[.G85]*[.H85]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6.11.04 02:38</text:p>
          </table:table-cell>
          <table:table-cell office:value-type="float" office:value="105.12598439">
            <text:p>105.12598439</text:p>
          </table:table-cell>
          <table:table-cell office:value-type="float" office:value="104.615">
            <text:p>104.615</text:p>
          </table:table-cell>
          <table:table-cell table:formula="of:=IF([.C86]&gt;[.D86];&quot;+&quot;;&quot;-&quot;)" office:value-type="string" office:string-value="+">
            <text:p>+</text:p>
          </table:table-cell>
          <table:table-cell table:formula="of:=IF([.E86]=&quot;+&quot;;1;0)" office:value-type="float" office:value="1">
            <text:p>1</text:p>
          </table:table-cell>
          <table:table-cell table:formula="of:=IF([.E85]=&quot;-&quot;;1;0)" office:value-type="float" office:value="0">
            <text:p>0</text:p>
          </table:table-cell>
          <table:table-cell table:formula="of:=IF([.E87]=&quot;-&quot;;1;0)" office:value-type="float" office:value="0">
            <text:p>0</text:p>
          </table:table-cell>
          <table:table-cell table:formula="of:=[.F86]*[.G86]*[.H86]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6.11.04 01:38</text:p>
          </table:table-cell>
          <table:table-cell office:value-type="float" office:value="105.03934254">
            <text:p>105.03934254</text:p>
          </table:table-cell>
          <table:table-cell office:value-type="float" office:value="104.639">
            <text:p>104.639</text:p>
          </table:table-cell>
          <table:table-cell table:formula="of:=IF([.C87]&gt;[.D87];&quot;+&quot;;&quot;-&quot;)" office:value-type="string" office:string-value="+">
            <text:p>+</text:p>
          </table:table-cell>
          <table:table-cell table:formula="of:=IF([.E87]=&quot;+&quot;;1;0)" office:value-type="float" office:value="1">
            <text:p>1</text:p>
          </table:table-cell>
          <table:table-cell table:formula="of:=IF([.E86]=&quot;-&quot;;1;0)" office:value-type="float" office:value="0">
            <text:p>0</text:p>
          </table:table-cell>
          <table:table-cell table:formula="of:=IF([.E88]=&quot;-&quot;;1;0)" office:value-type="float" office:value="0">
            <text:p>0</text:p>
          </table:table-cell>
          <table:table-cell table:formula="of:=[.F87]*[.G87]*[.H87]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6.11.04 00:38</text:p>
          </table:table-cell>
          <table:table-cell office:value-type="float" office:value="105.01768477">
            <text:p>105.01768477</text:p>
          </table:table-cell>
          <table:table-cell office:value-type="float" office:value="104.874">
            <text:p>104.874</text:p>
          </table:table-cell>
          <table:table-cell table:formula="of:=IF([.C88]&gt;[.D88];&quot;+&quot;;&quot;-&quot;)" office:value-type="string" office:string-value="+">
            <text:p>+</text:p>
          </table:table-cell>
          <table:table-cell table:formula="of:=IF([.E88]=&quot;+&quot;;1;0)" office:value-type="float" office:value="1">
            <text:p>1</text:p>
          </table:table-cell>
          <table:table-cell table:formula="of:=IF([.E87]=&quot;-&quot;;1;0)" office:value-type="float" office:value="0">
            <text:p>0</text:p>
          </table:table-cell>
          <table:table-cell table:formula="of:=IF([.E89]=&quot;-&quot;;1;0)" office:value-type="float" office:value="0">
            <text:p>0</text:p>
          </table:table-cell>
          <table:table-cell table:formula="of:=[.F88]*[.G88]*[.H88]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6.11.03 23:38</text:p>
          </table:table-cell>
          <table:table-cell office:value-type="float" office:value="105.00140222">
            <text:p>105.00140222</text:p>
          </table:table-cell>
          <table:table-cell office:value-type="float" office:value="104.9">
            <text:p>104.9</text:p>
          </table:table-cell>
          <table:table-cell table:formula="of:=IF([.C89]&gt;[.D89];&quot;+&quot;;&quot;-&quot;)" office:value-type="string" office:string-value="+">
            <text:p>+</text:p>
          </table:table-cell>
          <table:table-cell table:formula="of:=IF([.E89]=&quot;+&quot;;1;0)" office:value-type="float" office:value="1">
            <text:p>1</text:p>
          </table:table-cell>
          <table:table-cell table:formula="of:=IF([.E88]=&quot;-&quot;;1;0)" office:value-type="float" office:value="0">
            <text:p>0</text:p>
          </table:table-cell>
          <table:table-cell table:formula="of:=IF([.E90]=&quot;-&quot;;1;0)" office:value-type="float" office:value="0">
            <text:p>0</text:p>
          </table:table-cell>
          <table:table-cell table:formula="of:=[.F89]*[.G89]*[.H89]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6.11.03 22:38</text:p>
          </table:table-cell>
          <table:table-cell office:value-type="float" office:value="105.01663896">
            <text:p>105.01663896</text:p>
          </table:table-cell>
          <table:table-cell office:value-type="float" office:value="104.958">
            <text:p>104.958</text:p>
          </table:table-cell>
          <table:table-cell table:formula="of:=IF([.C90]&gt;[.D90];&quot;+&quot;;&quot;-&quot;)" office:value-type="string" office:string-value="+">
            <text:p>+</text:p>
          </table:table-cell>
          <table:table-cell table:formula="of:=IF([.E90]=&quot;+&quot;;1;0)" office:value-type="float" office:value="1">
            <text:p>1</text:p>
          </table:table-cell>
          <table:table-cell table:formula="of:=IF([.E89]=&quot;-&quot;;1;0)" office:value-type="float" office:value="0">
            <text:p>0</text:p>
          </table:table-cell>
          <table:table-cell table:formula="of:=IF([.E91]=&quot;-&quot;;1;0)" office:value-type="float" office:value="0">
            <text:p>0</text:p>
          </table:table-cell>
          <table:table-cell table:formula="of:=[.F90]*[.G90]*[.H90]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2016.11.03 21:38</text:p>
          </table:table-cell>
          <table:table-cell office:value-type="float" office:value="105.04957967">
            <text:p>105.04957967</text:p>
          </table:table-cell>
          <table:table-cell office:value-type="float" office:value="104.995">
            <text:p>104.995</text:p>
          </table:table-cell>
          <table:table-cell table:formula="of:=IF([.C91]&gt;[.D91];&quot;+&quot;;&quot;-&quot;)" office:value-type="string" office:string-value="+">
            <text:p>+</text:p>
          </table:table-cell>
          <table:table-cell table:formula="of:=IF([.E91]=&quot;+&quot;;1;0)" office:value-type="float" office:value="1">
            <text:p>1</text:p>
          </table:table-cell>
          <table:table-cell table:formula="of:=IF([.E90]=&quot;-&quot;;1;0)" office:value-type="float" office:value="0">
            <text:p>0</text:p>
          </table:table-cell>
          <table:table-cell table:formula="of:=IF([.E92]=&quot;-&quot;;1;0)" office:value-type="float" office:value="0">
            <text:p>0</text:p>
          </table:table-cell>
          <table:table-cell table:formula="of:=[.F91]*[.G91]*[.H91]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6.11.03 20:38</text:p>
          </table:table-cell>
          <table:table-cell office:value-type="float" office:value="105.0782557">
            <text:p>105.0782557</text:p>
          </table:table-cell>
          <table:table-cell office:value-type="float" office:value="105.032">
            <text:p>105.032</text:p>
          </table:table-cell>
          <table:table-cell table:formula="of:=IF([.C92]&gt;[.D92];&quot;+&quot;;&quot;-&quot;)" office:value-type="string" office:string-value="+">
            <text:p>+</text:p>
          </table:table-cell>
          <table:table-cell table:formula="of:=IF([.E92]=&quot;+&quot;;1;0)" office:value-type="float" office:value="1">
            <text:p>1</text:p>
          </table:table-cell>
          <table:table-cell table:formula="of:=IF([.E91]=&quot;-&quot;;1;0)" office:value-type="float" office:value="0">
            <text:p>0</text:p>
          </table:table-cell>
          <table:table-cell table:formula="of:=IF([.E93]=&quot;-&quot;;1;0)" office:value-type="float" office:value="0">
            <text:p>0</text:p>
          </table:table-cell>
          <table:table-cell table:formula="of:=[.F92]*[.G92]*[.H9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2016/11/07</text:date>, <text:time>13:4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3:47:05.40</dc:date>
    <dc:creator>岩淵 謙</dc:creator>
    <meta:document-statistic meta:table-count="1" meta:cell-count="816" meta:object-count="0"/>
    <meta:generator>OpenOffice/4.1.3$Win32 OpenOffice.org_project/413m1$Build-9783</meta:generator>
  </office:meta>
</office:document-meta>
</file>